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Terminus_(TTF)_2.ttf" manifest:media-type="application/x-font-ttf"/>
  <manifest:file-entry manifest:full-path="Fonts/Font_Terminus_(TTF)_1.ttf" manifest:media-type="application/x-font-ttf"/>
  <manifest:file-entry manifest:full-path="Fonts/Font_FreeSans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rminus (TTF)" svg:font-family="'Terminus (TTF)'" style:font-pitch="fixed">
      <svg:font-face-src>
        <svg:font-face-uri xlink:href="Fonts/Font_Terminus_(TTF)_1.ttf" xlink:type="simple" loext:font-style="normal" loext:font-weight="bold">
          <svg:font-face-format svg:string="truetype"/>
        </svg:font-face-uri>
        <svg:font-face-uri xlink:href="Fonts/Font_Terminus_(TTF)_2.ttf" xlink:type="simple" loext:font-style="italic" loext:font-weight="bold">
          <svg:font-face-format svg:string="truetype"/>
        </svg:font-face-uri>
      </svg:font-face-src>
    </style:font-face>
    <style:font-face style:name="Terminus (TTF)1" svg:font-family="'Terminus (TTF)'" style:font-adornments="Regular" style:font-pitch="fixed">
      <svg:font-face-src>
        <svg:font-face-uri xlink:href="Fonts/Font_Terminus_(TTF)_1.ttf" xlink:type="simple" loext:font-style="normal" loext:font-weight="bold">
          <svg:font-face-format svg:string="truetype"/>
        </svg:font-face-uri>
        <svg:font-face-uri xlink:href="Fonts/Font_Terminus_(TTF)_2.ttf" xlink:type="simple" loext:font-style="italic" loext:font-weight="bold">
          <svg:font-face-format svg:string="truetype"/>
        </svg:font-face-uri>
      </svg:font-face-src>
    </style:font-face>
    <style:font-face style:name="Terminus (TTF)2" svg:font-family="'Terminus (TTF)'" style:font-adornments="Bold Italic" style:font-pitch="fixed">
      <svg:font-face-src>
        <svg:font-face-uri xlink:href="Fonts/Font_Terminus_(TTF)_1.ttf" xlink:type="simple" loext:font-style="normal" loext:font-weight="bold">
          <svg:font-face-format svg:string="truetype"/>
        </svg:font-face-uri>
        <svg:font-face-uri xlink:href="Fonts/Font_Terminus_(TTF)_2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333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6516in"/>
    </style:style>
    <style:style style:name="co4" style:family="table-column">
      <style:table-column-properties fo:break-before="auto" style:column-width="0.259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7098in"/>
    </style:style>
    <style:style style:name="co7" style:family="table-column">
      <style:table-column-properties fo:break-before="auto" style:column-width="0.701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618in"/>
    </style:style>
    <style:style style:name="ro1" style:family="table-row">
      <style:table-row-properties style:row-height="0.3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5f_NET">
      <style:map style:condition="cell-content()=NA()" style:apply-style-name="NET_5f_UKWN" style:base-cell-address="PinMap.B3"/>
    </style:style>
    <style:style style:name="ce2" style:family="table-cell" style:parent-style-name="_5f_NET">
      <style:map style:condition="cell-content()=NA()" style:apply-style-name="NET_5f_UKWN" style:base-cell-address="PinMap.B3"/>
    </style:style>
    <style:style style:name="ce3" style:family="table-cell" style:parent-style-name="Default">
      <style:map style:condition="cell-content()=NA()" style:apply-style-name="_5f_TYPE" style:base-cell-address="PinMap.C3"/>
      <style:map style:condition="cell-content()=&quot;DIFFPAIR&quot;" style:apply-style-name="Accent" style:base-cell-address="PinMap.C3"/>
    </style:style>
    <style:style style:name="ce4" style:family="table-cell" style:parent-style-name="_5f_NET">
      <style:map style:condition="cell-content()=NA()" style:apply-style-name="NET_5f_UKWN" style:base-cell-address="PinMap.B3"/>
    </style:style>
    <style:style style:name="ce5" style:family="table-cell" style:parent-style-name="_5f_NET">
      <style:map style:condition="cell-content()=NA()" style:apply-style-name="NET_5f_UKWN" style:base-cell-address="PinMap.B3"/>
    </style:style>
    <style:style style:name="ce6" style:family="table-cell" style:parent-style-name="Default">
      <style:map style:condition="cell-content()=NA()" style:apply-style-name="_5f_TYPE" style:base-cell-address="PinMap.C3"/>
      <style:map style:condition="cell-content()=&quot;DIFFPAIR&quot;" style:apply-style-name="Accent" style:base-cell-address="PinMap.C3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NET_5f_DEBUG">
      <style:text-properties style:text-outline="false" style:text-line-through-style="none" style:text-line-through-type="none" fo:language="en" fo:country="AU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AU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NET_5f_P0_5f_XX">
      <style:text-properties style:text-outline="false" style:text-line-through-style="none" style:text-line-through-type="none" fo:language="en" fo:country="AU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NetNames.$B:$NetNames.B])" table:allow-empty-cell="true" table:display-list="sort-ascending" table:base-cell-address="PinMap.B3">
          <table:error-message table:message-type="stop" table:display="true"/>
        </table:content-validation>
        <table:content-validation table:name="val2" table:condition="of:cell-content-is-in-list([$NetNames.$B:$NetNames.B])" table:allow-empty-cell="true" table:display-list="sort-ascending" table:base-cell-address="PinMap.B22">
          <table:error-message table:message-type="stop" table:display="true"/>
        </table:content-validation>
        <table:content-validation table:name="val3" table:condition="of:cell-content-is-in-list([$NetNames.$C:$NetNames.C])" table:allow-empty-cell="false" table:display-list="sort-ascending" table:base-cell-address="PinMap.C3">
          <table:error-message table:message-type="stop" table:display="true"/>
        </table:content-validation>
        <table:content-validation table:name="val4" table:condition="of:cell-content-is-in-list([$NetNames.$B:$NetNames.B])" table:allow-empty-cell="true" table:display-list="sort-ascending" table:base-cell-address="PinMap.F3">
          <table:error-message table:message-type="stop" table:display="true"/>
        </table:content-validation>
        <table:content-validation table:name="val5" table:condition="of:cell-content-is-in-list([$NetNames.$B:$NetNames.B])" table:allow-empty-cell="true" table:display-list="sort-ascending" table:base-cell-address="PinMap.F6">
          <table:error-message table:message-type="stop" table:display="true"/>
        </table:content-validation>
        <table:content-validation table:name="val6" table:condition="of:cell-content-is-in-list(&quot;POWER&quot;;&quot;GPIO&quot;;&quot;IO&quot;;&quot;NC&quot;;&quot;DNC&quot;;&quot;DIFFPAIR&quot;;&quot;DEBUG&quot;)" table:allow-empty-cell="false" table:display-list="unsorted" table:base-cell-address="PinMap.G32">
          <table:error-message table:message-type="stop" table:display="true"/>
        </table:content-validation>
        <table:content-validation table:name="val7" table:condition="of:cell-content-is-in-list(&quot;RTC_X1&quot;;&quot;GPIO&quot;;&quot;GPIOTE&quot;)" table:allow-empty-cell="false" table:display-list="sort-ascending" table:base-cell-address="PinAssignments.C2">
          <table:error-message table:message-type="stop" table:display="true"/>
        </table:content-validation>
        <table:content-validation table:name="val8" table:condition="of:cell-content-is-in-list(&quot;RTC_X2&quot;;&quot;GPIO&quot;;&quot;GPIOTE&quot;)" table:allow-empty-cell="false" table:display-list="unsorted" table:base-cell-address="PinAssignments.C3">
          <table:error-message table:message-type="stop" table:display="true"/>
        </table:content-validation>
        <table:content-validation table:name="val9" table:condition="of:cell-content-is-in-list(&quot;GPIO&quot;;&quot;NFC1&quot;)" table:allow-empty-cell="false" table:display-list="sort-ascending" table:base-cell-address="PinAssignments.C4">
          <table:error-message table:message-type="stop" table:display="true"/>
        </table:content-validation>
        <table:content-validation table:name="val10" table:condition="of:cell-content-is-in-list(&quot;GPIO&quot;;&quot;AIN0&quot;)" table:allow-empty-cell="false" table:display-list="sort-ascending" table:base-cell-address="PinAssignments.C6">
          <table:error-message table:message-type="stop" table:display="true"/>
        </table:content-validation>
        <table:content-validation table:name="val11" table:condition="of:cell-content-is-in-list(&quot;GPIO&quot;;&quot;AIN1&quot;)" table:allow-empty-cell="false" table:display-list="sort-ascending" table:base-cell-address="PinAssignments.C7">
          <table:error-message table:message-type="stop" table:display="true"/>
        </table:content-validation>
        <table:content-validation table:name="val12" table:condition="of:cell-content-is-in-list(&quot;GPIO&quot;;&quot;AIN2&quot;)" table:allow-empty-cell="false" table:display-list="sort-ascending" table:base-cell-address="PinAssignments.C8">
          <table:error-message table:message-type="stop" table:display="true"/>
        </table:content-validation>
        <table:content-validation table:name="val13" table:condition="of:cell-content-is-in-list(&quot;GPIO&quot;;&quot;AIN3&quot;)" table:allow-empty-cell="false" table:display-list="sort-ascending" table:base-cell-address="PinAssignments.C9">
          <table:error-message table:message-type="stop" table:display="true"/>
        </table:content-validation>
        <table:content-validation table:name="val14" table:condition="of:cell-content-is-in-list(&quot;GPIO&quot;;&quot;TRACEDATA3&quot;;&quot;SPIM4_SCK&quot;)" table:allow-empty-cell="false" table:display-list="sort-ascending" table:base-cell-address="PinAssignments.C10">
          <table:error-message table:message-type="stop" table:display="true"/>
        </table:content-validation>
        <table:content-validation table:name="val15" table:condition="of:cell-content-is-in-list(&quot;GPIO&quot;;&quot;TRACEDATA2&quot;;&quot;SPIM4_MOSI&quot;)" table:allow-empty-cell="false" table:display-list="unsorted" table:base-cell-address="PinAssignments.C11">
          <table:error-message table:message-type="stop" table:display="true"/>
        </table:content-validation>
        <table:content-validation table:name="val16" table:condition="of:cell-content-is-in-list(&quot;GPIO&quot;;&quot;TRACEDATA1&quot;;&quot;SPIM4_MISO&quot;)" table:allow-empty-cell="false" table:display-list="sort-ascending" table:base-cell-address="PinAssignments.C12">
          <table:error-message table:message-type="stop" table:display="true"/>
        </table:content-validation>
        <table:content-validation table:name="val17" table:condition="of:cell-content-is-in-list(&quot;GPIO&quot;;&quot;TRACEDATA0&quot;;&quot;SPIM4_~{CS}&quot;)" table:allow-empty-cell="false" table:display-list="sort-ascending" table:base-cell-address="PinAssignments.C13">
          <table:error-message table:message-type="stop" table:display="true"/>
        </table:content-validation>
        <table:content-validation table:name="val18" table:condition="of:cell-content-is-in-list(&quot;GPIO&quot;;&quot;TRACECLK&quot;;&quot;SPIM4_DCX&quot;)" table:allow-empty-cell="false" table:display-list="sort-ascending" table:base-cell-address="PinAssignments.C14">
          <table:error-message table:message-type="stop" table:display="true"/>
        </table:content-validation>
        <table:content-validation table:name="val19" table:condition="of:cell-content-is-in-list(&quot;GPIO&quot;;&quot;QSPI_IO0&quot;)" table:allow-empty-cell="false" table:display-list="sort-ascending" table:base-cell-address="PinAssignments.C15">
          <table:error-message table:message-type="stop" table:display="true"/>
        </table:content-validation>
        <table:content-validation table:name="val20" table:condition="of:cell-content-is-in-list(&quot;GPIO&quot;;&quot;QSPI_IO1&quot;)" table:allow-empty-cell="false" table:display-list="sort-ascending" table:base-cell-address="PinAssignments.C16">
          <table:error-message table:message-type="stop" table:display="true"/>
        </table:content-validation>
        <table:content-validation table:name="val21" table:condition="of:cell-content-is-in-list(&quot;GPIO&quot;;&quot;QSPI_IO2&quot;)" table:allow-empty-cell="false" table:display-list="sort-ascending" table:base-cell-address="PinAssignments.C17">
          <table:error-message table:message-type="stop" table:display="true"/>
        </table:content-validation>
        <table:content-validation table:name="val22" table:condition="of:cell-content-is-in-list(&quot;GPIO&quot;;&quot;QSPI_IO3&quot;)" table:allow-empty-cell="false" table:display-list="sort-ascending" table:base-cell-address="PinAssignments.C18">
          <table:error-message table:message-type="stop" table:display="true"/>
        </table:content-validation>
        <table:content-validation table:name="val23" table:condition="of:cell-content-is-in-list(&quot;GPIO&quot;;&quot;QSPI_SCK&quot;)" table:allow-empty-cell="false" table:display-list="sort-ascending" table:base-cell-address="PinAssignments.C19">
          <table:error-message table:message-type="stop" table:display="true"/>
        </table:content-validation>
        <table:content-validation table:name="val24" table:condition="of:cell-content-is-in-list(&quot;GPIO&quot;;&quot;QSPI_~{CS}&quot;)" table:allow-empty-cell="false" table:display-list="sort-ascending" table:base-cell-address="PinAssignments.C20">
          <table:error-message table:message-type="stop" table:display="true"/>
        </table:content-validation>
        <table:content-validation table:name="val25" table:condition="of:cell-content-is-in-list(&quot;GPIO&quot;)" table:allow-empty-cell="false" table:display-list="sort-ascending" table:base-cell-address="PinAssignments.C8">
          <table:error-message table:message-type="stop" table:display="true"/>
        </table:content-validation>
        <table:content-validation table:name="val26" table:condition="of:cell-content-is-in-list(&quot;GPIO&quot;;&quot;AIN4&quot;)" table:allow-empty-cell="false" table:display-list="sort-ascending" table:base-cell-address="PinAssignments.C27">
          <table:error-message table:message-type="stop" table:display="true"/>
        </table:content-validation>
        <table:content-validation table:name="val27" table:condition="of:cell-content-is-in-list(&quot;GPIO&quot;;&quot;AIN5&quot;)" table:allow-empty-cell="false" table:display-list="sort-ascending" table:base-cell-address="PinAssignments.C28">
          <table:error-message table:message-type="stop" table:display="true"/>
        </table:content-validation>
        <table:content-validation table:name="val28" table:condition="of:cell-content-is-in-list(&quot;GPIO&quot;;&quot;AIN6&quot;)" table:allow-empty-cell="false" table:display-list="sort-ascending" table:base-cell-address="PinAssignments.C29">
          <table:error-message table:message-type="stop" table:display="true"/>
        </table:content-validation>
        <table:content-validation table:name="val29" table:condition="of:cell-content-is-in-list(&quot;GPIO&quot;;&quot;AIN7&quot;)" table:allow-empty-cell="false" table:display-list="sort-ascending" table:base-cell-address="PinAssignments.C30">
          <table:error-message table:message-type="stop" table:display="true"/>
        </table:content-validation>
        <table:content-validation table:name="val30" table:condition="of:cell-content-is-in-list(&quot;GPIO&quot;;&quot;I2C&quot;)" table:allow-empty-cell="false" table:display-list="sort-ascending" table:base-cell-address="PinAssignments.C36">
          <table:error-message table:message-type="stop" table:display="true"/>
        </table:content-validation>
      </table:content-validations>
      <table:table table:name="PinMap" table:style-name="ta1">
        <table:table-column table:style-name="co1" table:default-cell-style-name="Text"/>
        <table:table-column table:style-name="co2" table:default-cell-style-name="Text"/>
        <table:table-column table:style-name="co3" table:default-cell-style-name="Text"/>
        <table:table-column table:style-name="co4" table:default-cell-style-name="Text"/>
        <table:table-column table:style-name="co5" table:default-cell-style-name="Text"/>
        <table:table-column table:style-name="co6" table:default-cell-style-name="Text"/>
        <table:table-column table:style-name="co7" table:default-cell-style-name="Text"/>
        <table:table-column table:style-name="co5" table:default-cell-style-name="Text"/>
        <table:table-column table:style-name="co8" table:number-columns-repeated="16376" table:default-cell-style-name="Text"/>
        <table:table-row table:style-name="ro1">
          <table:table-cell table:style-name="Heading_20_1" office:value-type="string" calcext:value-type="string" table:number-columns-spanned="8" table:number-rows-spanned="1">
            <text:p>MEZZANINE J2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style-name="Heading_20_2" office:value-type="string" calcext:value-type="string">
            <text:p>PIN</text:p>
          </table:table-cell>
          <table:table-cell table:style-name="Heading_20_2" office:value-type="string" calcext:value-type="string">
            <text:p>NET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DIR</text:p>
          </table:table-cell>
          <table:table-cell table:style-name="Heading_20_2" office:value-type="string" calcext:value-type="string">
            <text:p>PIN</text:p>
          </table:table-cell>
          <table:table-cell table:style-name="Heading_20_2" office:value-type="string" calcext:value-type="string">
            <text:p>NET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DIR</text:p>
          </table:table-cell>
          <table:table-cell table:number-columns-repeated="16376"/>
        </table:table-row>
        <table:table-row table:style-name="ro3">
          <table:table-cell table:style-name="FIELD_5f_PINNUMBER" office:value-type="float" office:value="1" calcext:value-type="float">
            <text:p>1</text:p>
          </table:table-cell>
          <table:table-cell table:style-name="ce1" table:content-validation-name="val1" office:value-type="string" calcext:value-type="string">
            <text:p>GND</text:p>
          </table:table-cell>
          <table:table-cell table:style-name="ce3" table:content-validation-name="val3" office:value-type="string" calcext:value-type="string">
            <text:p>POWER</text:p>
          </table:table-cell>
          <table:table-cell/>
          <table:table-cell table:style-name="FIELD_5f_PINNUMBER" office:value-type="float" office:value="2" calcext:value-type="float">
            <text:p>2</text:p>
          </table:table-cell>
          <table:table-cell table:style-name="ce4" table:content-validation-name="val4" office:value-type="string" calcext:value-type="string">
            <text:p>GND</text:p>
          </table:table-cell>
          <table:table-cell table:style-name="ce6" table:content-validation-name="val6" office:value-type="string" calcext:value-type="string">
            <text:p>POWER</text:p>
          </table:table-cell>
          <table:table-cell table:number-columns-repeated="16377"/>
        </table:table-row>
        <table:table-row table:style-name="ro2">
          <table:table-cell table:style-name="FIELD_5f_PINNUMBER" office:value-type="float" office:value="3" calcext:value-type="float">
            <text:p>3</text:p>
          </table:table-cell>
          <table:table-cell table:style-name="ce1" table:content-validation-name="val1" office:value-type="string" calcext:value-type="string">
            <text:p>5VOUT</text:p>
          </table:table-cell>
          <table:table-cell table:style-name="ce3" table:content-validation-name="val3" office:value-type="string" calcext:value-type="string">
            <text:p>POWER</text:p>
          </table:table-cell>
          <table:table-cell/>
          <table:table-cell table:style-name="FIELD_5f_PINNUMBER" office:value-type="float" office:value="4" calcext:value-type="float">
            <text:p>4</text:p>
          </table:table-cell>
          <table:table-cell table:style-name="ce4" table:content-validation-name="val4" office:value-type="string" calcext:value-type="string">
            <text:p>VBUS</text:p>
          </table:table-cell>
          <table:table-cell table:style-name="ce6" table:content-validation-name="val6" office:value-type="string" calcext:value-type="string">
            <text:p>POWER</text:p>
          </table:table-cell>
          <table:table-cell table:number-columns-repeated="16377"/>
        </table:table-row>
        <table:table-row table:style-name="ro2">
          <table:table-cell table:style-name="FIELD_5f_PINNUMBER" office:value-type="float" office:value="5" calcext:value-type="float">
            <text:p>5</text:p>
          </table:table-cell>
          <table:table-cell table:style-name="ce1" table:content-validation-name="val1" office:value-type="string" calcext:value-type="string">
            <text:p>5VOUT</text:p>
          </table:table-cell>
          <table:table-cell table:style-name="ce3" table:content-validation-name="val3" office:value-type="string" calcext:value-type="string">
            <text:p>POWER</text:p>
          </table:table-cell>
          <table:table-cell/>
          <table:table-cell table:style-name="FIELD_5f_PINNUMBER" office:value-type="float" office:value="6" calcext:value-type="float">
            <text:p>6</text:p>
          </table:table-cell>
          <table:table-cell table:style-name="ce4" table:content-validation-name="val4" office:value-type="string" calcext:value-type="string">
            <text:p>VBUS</text:p>
          </table:table-cell>
          <table:table-cell table:style-name="ce6" table:content-validation-name="val6" office:value-type="string" calcext:value-type="string">
            <text:p>POWER</text:p>
          </table:table-cell>
          <table:table-cell table:number-columns-repeated="16377"/>
        </table:table-row>
        <table:table-row table:style-name="ro2">
          <table:table-cell table:style-name="FIELD_5f_PINNUMBER" office:value-type="float" office:value="7" calcext:value-type="float">
            <text:p>7</text:p>
          </table:table-cell>
          <table:table-cell table:style-name="ce1" table:content-validation-name="val1" office:value-type="string" calcext:value-type="string">
            <text:p>GND</text:p>
          </table:table-cell>
          <table:table-cell table:style-name="ce3" table:content-validation-name="val3" office:value-type="string" calcext:value-type="string">
            <text:p>POWER</text:p>
          </table:table-cell>
          <table:table-cell/>
          <table:table-cell table:style-name="FIELD_5f_PINNUMBER" office:value-type="float" office:value="8" calcext:value-type="float">
            <text:p>8</text:p>
          </table:table-cell>
          <table:table-cell table:style-name="ce5" table:content-validation-name="val5" office:value-type="string" calcext:value-type="string">
            <text:p>GND</text:p>
          </table:table-cell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9" calcext:value-type="float">
            <text:p>9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10" calcext:value-type="float">
            <text:p>10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11" calcext:value-type="float">
            <text:p>11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12" calcext:value-type="float">
            <text:p>12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13" calcext:value-type="float">
            <text:p>13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14" calcext:value-type="float">
            <text:p>14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15" calcext:value-type="float">
            <text:p>15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16" calcext:value-type="float">
            <text:p>16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17" calcext:value-type="float">
            <text:p>17</text:p>
          </table:table-cell>
          <table:table-cell table:style-name="ce1" table:content-validation-name="val1" office:value-type="string" calcext:value-type="string">
            <text:p>GND</text:p>
          </table:table-cell>
          <table:table-cell table:style-name="ce3" table:content-validation-name="val3"/>
          <table:table-cell/>
          <table:table-cell table:style-name="FIELD_5f_PINNUMBER" office:value-type="float" office:value="18" calcext:value-type="float">
            <text:p>18</text:p>
          </table:table-cell>
          <table:table-cell table:style-name="ce4" table:content-validation-name="val4" office:value-type="string" calcext:value-type="string">
            <text:p>GND</text:p>
          </table:table-cell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19" calcext:value-type="float">
            <text:p>19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20" calcext:value-type="float">
            <text:p>20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21" calcext:value-type="float">
            <text:p>21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22" calcext:value-type="float">
            <text:p>22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23" calcext:value-type="float">
            <text:p>23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24" calcext:value-type="float">
            <text:p>24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25" calcext:value-type="float">
            <text:p>25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26" calcext:value-type="float">
            <text:p>26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27" calcext:value-type="float">
            <text:p>27</text:p>
          </table:table-cell>
          <table:table-cell table:style-name="ce1" table:content-validation-name="val1" office:value-type="string" calcext:value-type="string">
            <text:p>GND</text:p>
          </table:table-cell>
          <table:table-cell table:style-name="ce3" table:content-validation-name="val3"/>
          <table:table-cell/>
          <table:table-cell table:style-name="FIELD_5f_PINNUMBER" office:value-type="float" office:value="28" calcext:value-type="float">
            <text:p>28</text:p>
          </table:table-cell>
          <table:table-cell table:style-name="ce4" table:content-validation-name="val4" office:value-type="string" calcext:value-type="string">
            <text:p>GND</text:p>
          </table:table-cell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29" calcext:value-type="float">
            <text:p>29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30" calcext:value-type="float">
            <text:p>30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31" calcext:value-type="float">
            <text:p>31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32" calcext:value-type="float">
            <text:p>32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33" calcext:value-type="float">
            <text:p>33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34" calcext:value-type="float">
            <text:p>34</text:p>
          </table:table-cell>
          <table:table-cell table:style-name="ce4" table:content-validation-name="val4"/>
          <table:table-cell table:style-name="ce6" table:content-validation-name="val6"/>
          <table:table-cell table:style-name="Default"/>
          <table:table-cell table:number-columns-repeated="16376"/>
        </table:table-row>
        <table:table-row table:style-name="ro2">
          <table:table-cell table:style-name="FIELD_5f_PINNUMBER" office:value-type="float" office:value="35" calcext:value-type="float">
            <text:p>35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36" calcext:value-type="float">
            <text:p>36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37" calcext:value-type="float">
            <text:p>37</text:p>
          </table:table-cell>
          <table:table-cell table:style-name="ce1" table:content-validation-name="val1" office:value-type="string" calcext:value-type="string">
            <text:p>GND</text:p>
          </table:table-cell>
          <table:table-cell table:style-name="ce3" table:content-validation-name="val3"/>
          <table:table-cell/>
          <table:table-cell table:style-name="FIELD_5f_PINNUMBER" office:value-type="float" office:value="38" calcext:value-type="float">
            <text:p>38</text:p>
          </table:table-cell>
          <table:table-cell table:style-name="ce4" table:content-validation-name="val4" office:value-type="string" calcext:value-type="string">
            <text:p>GND</text:p>
          </table:table-cell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39" calcext:value-type="float">
            <text:p>39</text:p>
          </table:table-cell>
          <table:table-cell table:style-name="ce2" table:content-validation-name="val2"/>
          <table:table-cell table:style-name="ce3" table:content-validation-name="val3"/>
          <table:table-cell/>
          <table:table-cell table:style-name="FIELD_5f_PINNUMBER" office:value-type="float" office:value="40" calcext:value-type="float">
            <text:p>40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41" calcext:value-type="float">
            <text:p>41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42" calcext:value-type="float">
            <text:p>42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43" calcext:value-type="float">
            <text:p>43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44" calcext:value-type="float">
            <text:p>44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45" calcext:value-type="float">
            <text:p>45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46" calcext:value-type="float">
            <text:p>46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47" calcext:value-type="float">
            <text:p>47</text:p>
          </table:table-cell>
          <table:table-cell table:style-name="ce1" table:content-validation-name="val1" office:value-type="string" calcext:value-type="string">
            <text:p>GND</text:p>
          </table:table-cell>
          <table:table-cell table:style-name="ce3" table:content-validation-name="val3"/>
          <table:table-cell/>
          <table:table-cell table:style-name="FIELD_5f_PINNUMBER" office:value-type="float" office:value="48" calcext:value-type="float">
            <text:p>48</text:p>
          </table:table-cell>
          <table:table-cell table:style-name="ce4" table:content-validation-name="val4" office:value-type="string" calcext:value-type="string">
            <text:p>GND</text:p>
          </table:table-cell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49" calcext:value-type="float">
            <text:p>49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50" calcext:value-type="float">
            <text:p>50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51" calcext:value-type="float">
            <text:p>51</text:p>
          </table:table-cell>
          <table:table-cell table:style-name="ce1" table:content-validation-name="val1"/>
          <table:table-cell table:style-name="ce3" table:content-validation-name="val3"/>
          <table:table-cell/>
          <table:table-cell table:style-name="FIELD_5f_PINNUMBER" office:value-type="float" office:value="52" calcext:value-type="float">
            <text:p>52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53" calcext:value-type="float">
            <text:p>53</text:p>
          </table:table-cell>
          <table:table-cell table:style-name="ce1" table:content-validation-name="val1" office:value-type="string" calcext:value-type="string">
            <text:p>GND</text:p>
          </table:table-cell>
          <table:table-cell table:style-name="ce3" table:content-validation-name="val3" office:value-type="string" calcext:value-type="string">
            <text:p>POWER</text:p>
          </table:table-cell>
          <table:table-cell/>
          <table:table-cell table:style-name="FIELD_5f_PINNUMBER" office:value-type="float" office:value="54" calcext:value-type="float">
            <text:p>54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55" calcext:value-type="float">
            <text:p>55</text:p>
          </table:table-cell>
          <table:table-cell table:style-name="ce1" table:content-validation-name="val1" office:value-type="string" calcext:value-type="string">
            <text:p>3.3VOUT</text:p>
          </table:table-cell>
          <table:table-cell table:style-name="ce3" table:content-validation-name="val3" office:value-type="string" calcext:value-type="string">
            <text:p>POWER</text:p>
          </table:table-cell>
          <table:table-cell/>
          <table:table-cell table:style-name="FIELD_5f_PINNUMBER" office:value-type="float" office:value="56" calcext:value-type="float">
            <text:p>56</text:p>
          </table:table-cell>
          <table:table-cell table:style-name="ce4" table:content-validation-name="val4"/>
          <table:table-cell table:style-name="ce6" table:content-validation-name="val6"/>
          <table:table-cell table:number-columns-repeated="16377"/>
        </table:table-row>
        <table:table-row table:style-name="ro2">
          <table:table-cell table:style-name="FIELD_5f_PINNUMBER" office:value-type="float" office:value="57" calcext:value-type="float">
            <text:p>57</text:p>
          </table:table-cell>
          <table:table-cell table:style-name="ce1" table:content-validation-name="val1" office:value-type="string" calcext:value-type="string">
            <text:p>3.3VOUT</text:p>
          </table:table-cell>
          <table:table-cell table:style-name="ce3" table:content-validation-name="val3" office:value-type="string" calcext:value-type="string">
            <text:p>POWER</text:p>
          </table:table-cell>
          <table:table-cell/>
          <table:table-cell table:style-name="FIELD_5f_PINNUMBER" office:value-type="float" office:value="58" calcext:value-type="float">
            <text:p>58</text:p>
          </table:table-cell>
          <table:table-cell table:style-name="ce4" table:content-validation-name="val4" office:value-type="string" calcext:value-type="string">
            <text:p>GND</text:p>
          </table:table-cell>
          <table:table-cell table:style-name="ce6" table:content-validation-name="val6" office:value-type="string" calcext:value-type="string">
            <text:p>POWER</text:p>
          </table:table-cell>
          <table:table-cell table:number-columns-repeated="16377"/>
        </table:table-row>
        <table:table-row table:style-name="ro2">
          <table:table-cell table:style-name="FIELD_5f_PINNUMBER" office:value-type="float" office:value="59" calcext:value-type="float">
            <text:p>59</text:p>
          </table:table-cell>
          <table:table-cell table:style-name="ce1" table:content-validation-name="val1" office:value-type="string" calcext:value-type="string">
            <text:p>GND</text:p>
          </table:table-cell>
          <table:table-cell table:style-name="ce3" table:content-validation-name="val3" office:value-type="string" calcext:value-type="string">
            <text:p>POWER</text:p>
          </table:table-cell>
          <table:table-cell/>
          <table:table-cell table:style-name="FIELD_5f_PINNUMBER" office:value-type="float" office:value="60" calcext:value-type="float">
            <text:p>60</text:p>
          </table:table-cell>
          <table:table-cell table:style-name="ce4" table:content-validation-name="val4" office:value-type="string" calcext:value-type="string">
            <text:p>~{RESET}</text:p>
          </table:table-cell>
          <table:table-cell table:style-name="ce6" table:content-validation-name="val6" office:value-type="string" calcext:value-type="string">
            <text:p>DEBUG</text:p>
          </table:table-cell>
          <table:table-cell table:number-columns-repeated="16377"/>
        </table:table-row>
        <table:table-row table:style-name="ro2" table:number-rows-repeated="9">
          <table:table-cell table:style-name="Default" table:number-columns-repeated="7"/>
          <table:table-cell table:number-columns-repeated="16377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PinMap.F3:PinMap.F32 PinMap.B3:PinMap.B32">
            <calcext:condition calcext:apply-style-name="NET_POWER" calcext:value="contains-text(&quot;VOUT&quot;)" calcext:base-cell-address="PinMap.B3"/>
            <calcext:condition calcext:apply-style-name="NET_POWER" calcext:value="contains-text(&quot;VDC&quot;)" calcext:base-cell-address="PinMap.B3"/>
            <calcext:condition calcext:apply-style-name="NET_POWER" calcext:value="ends-with(&quot;V&quot;)" calcext:base-cell-address="PinMap.B3"/>
            <calcext:condition calcext:apply-style-name="NET_POWER" calcext:value="ends-with(&quot;VIN&quot;)" calcext:base-cell-address="PinMap.B3"/>
            <calcext:condition calcext:apply-style-name="NET_GND" calcext:value="contains-text(&quot;GND&quot;)" calcext:base-cell-address="PinMap.B3"/>
            <calcext:condition calcext:apply-style-name="NET_UKWN" calcext:value="=NA()" calcext:base-cell-address="PinMap.B3"/>
            <calcext:condition calcext:apply-style-name="NET_DIFFPAIR" calcext:value="ends-with(&quot;+&quot;)" calcext:base-cell-address="PinMap.B3"/>
            <calcext:condition calcext:apply-style-name="NET_DIFFPAIR" calcext:value="ends-with(&quot;_+&quot;)" calcext:base-cell-address="PinMap.B3"/>
            <calcext:condition calcext:apply-style-name="NET_DIFFPAIR" calcext:value="ends-with(&quot;_P&quot;)" calcext:base-cell-address="PinMap.B3"/>
            <calcext:condition calcext:apply-style-name="NET_DIFFPAIR" calcext:value="ends-with(&quot;-&quot;)" calcext:base-cell-address="PinMap.B3"/>
            <calcext:condition calcext:apply-style-name="NET_DIFFPAIR" calcext:value="ends-with(&quot;_-&quot;)" calcext:base-cell-address="PinMap.B3"/>
            <calcext:condition calcext:apply-style-name="NET_DIFFPAIR" calcext:value="ends-with(&quot;_N&quot;)" calcext:base-cell-address="PinMap.B3"/>
            <calcext:condition calcext:apply-style-name="NET_DIFFPAIR" calcext:value="ends-with(&quot;_M&quot;)" calcext:base-cell-address="PinMap.B3"/>
            <calcext:condition calcext:apply-style-name="NET_P0_XX" calcext:value="begins-with(&quot;P0_&quot;)" calcext:base-cell-address="PinMap.B3"/>
            <calcext:condition calcext:apply-style-name="NET_P0_XX" calcext:value="contains-text(&quot;P0_&quot;)" calcext:base-cell-address="PinMap.B3"/>
            <calcext:condition calcext:apply-style-name="NET_P0_XX" calcext:value="begins-with(&quot;P1_&quot;)" calcext:base-cell-address="PinMap.B3"/>
            <calcext:condition calcext:apply-style-name="NET_P0_XX" calcext:value="contains-text(&quot;P1_&quot;)" calcext:base-cell-address="PinMap.B3"/>
            <calcext:condition calcext:apply-style-name="NET_VBUS" calcext:value="contains-text(&quot;VBUS&quot;)" calcext:base-cell-address="PinMap.B3"/>
            <calcext:condition calcext:apply-style-name="NET_DEBUG" calcext:value="contains-text(&quot;RESET&quot;)" calcext:base-cell-address="PinMap.B3"/>
            <calcext:condition calcext:apply-style-name="NET_DEBUG" calcext:value="contains-text(&quot;SWD&quot;)" calcext:base-cell-address="PinMap.B3"/>
            <calcext:condition calcext:apply-style-name="NET_DEBUG" calcext:value="contains-text(&quot;JTAG&quot;)" calcext:base-cell-address="PinMap.B3"/>
            <calcext:condition calcext:apply-style-name="NET_DEBUG" calcext:value="contains-text(&quot;TWD&quot;)" calcext:base-cell-address="PinMap.B3"/>
            <calcext:condition calcext:apply-style-name="NET_UNCONNECTED" calcext:value="contains-text(&quot;NC&quot;)" calcext:base-cell-address="PinMap.B3"/>
            <calcext:condition calcext:apply-style-name="NET_UNCONNECTED" calcext:value="contains-text(&quot;DNC&quot;)" calcext:base-cell-address="PinMap.B3"/>
          </calcext:conditional-format>
          <calcext:conditional-format calcext:target-range-address="PinMap.C3:PinMap.C32 PinMap.G3:PinMap.G32">
            <calcext:condition calcext:apply-style-name="_TYPE" calcext:value="=NA()" calcext:base-cell-address="PinMap.C3"/>
            <calcext:condition calcext:apply-style-name="TYPE_GPIO" calcext:value="contains-text(&quot;GPIO&quot;)" calcext:base-cell-address="PinMap.C3"/>
            <calcext:condition calcext:apply-style-name="TYPE_GPIO" calcext:value="contains-text(&quot;IO&quot;)" calcext:base-cell-address="PinMap.C3"/>
            <calcext:condition calcext:apply-style-name="TYPE_POWER" calcext:value="contains-text(&quot;POWER&quot;)" calcext:base-cell-address="PinMap.C3"/>
            <calcext:condition calcext:apply-style-name="TYPE_POWER" calcext:value="contains-text(&quot;GUARD&quot;)" calcext:base-cell-address="PinMap.C3"/>
            <calcext:condition calcext:apply-style-name="Accent" calcext:value="contains-text(&quot;DNC&quot;)" calcext:base-cell-address="PinMap.C3"/>
            <calcext:condition calcext:apply-style-name="Accent" calcext:value="contains-text(&quot;NC&quot;)" calcext:base-cell-address="PinMap.C3"/>
            <calcext:condition calcext:apply-style-name="TYPE_GPIO" calcext:value="contains-text(&quot;IO&quot;)" calcext:base-cell-address="PinMap.C3"/>
            <calcext:condition calcext:apply-style-name="Accent" calcext:value="contains-text(&quot;UNKNOWN&quot;)" calcext:base-cell-address="PinMap.C3"/>
            <calcext:condition calcext:apply-style-name="Accent" calcext:value="contains-text(&quot;SHIELD&quot;)" calcext:base-cell-address="PinMap.C3"/>
            <calcext:condition calcext:apply-style-name="Accent" calcext:value="contains-text(&quot;DEBUG&quot;)" calcext:base-cell-address="PinMap.C3"/>
            <calcext:condition calcext:apply-style-name="Accent" calcext:value="=&quot;DIFFPAIR&quot;" calcext:base-cell-address="PinMap.C3"/>
          </calcext:conditional-format>
        </calcext:conditional-formats>
      </table:table>
      <table:table table:name="NetNames" table:style-name="ta1">
        <table:table-column table:style-name="co8" table:number-columns-repeated="5" table:default-cell-style-name="Default"/>
        <table:table-row table:style-name="ro2">
          <table:table-cell table:formula="of:=NA()" office:value-type="string" office:string-value="" calcext:value-type="error">
            <text:p>#N/A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5.0V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5.0V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3.3V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3.3V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table:style-name="ce7" table:formula="of:=NA()" office:value-type="string" office:string-value="" calcext:value-type="error">
            <text:p>#N/A</text:p>
          </table:table-cell>
          <table:table-cell table:style-name="ce7" office:value-type="string" calcext:value-type="string">
            <text:p>GND</text:p>
          </table:table-cell>
          <table:table-cell table:style-name="ce7" office:value-type="string" calcext:value-type="string">
            <text:p>POWER</text:p>
          </table:table-cell>
          <table:table-cell table:style-name="ce7" office:value-type="string" calcext:value-type="string">
            <text:p>P</text:p>
          </table:table-cell>
          <table:table-cell table:style-name="ce7"/>
        </table:table-row>
        <table:table-row table:style-name="ro2">
          <table:table-cell table:formula="of:=[$PinAssignments.$B2]" office:value-type="string" office:string-value="P0_00" calcext:value-type="string">
            <text:p>P0_00</text:p>
          </table:table-cell>
          <table:table-cell table:formula="of:=[$PinAssignments.$C2]" office:value-type="string" office:string-value="RTC_X1" calcext:value-type="string">
            <text:p>RTC_X1</text:p>
          </table:table-cell>
          <table:table-cell table:formula="of:=[$PinAssignments.$D2]" office:value-type="string" office:string-value="CLOCK_INPUT" calcext:value-type="string">
            <text:p>CLOCK_INPUT</text:p>
          </table:table-cell>
          <table:table-cell table:formula="of:=[$PinAssignments.$E2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3]" office:value-type="string" office:string-value="P0_01" calcext:value-type="string">
            <text:p>P0_01</text:p>
          </table:table-cell>
          <table:table-cell table:formula="of:=[$PinAssignments.$C3]" office:value-type="string" office:string-value="RTC_X2" calcext:value-type="string">
            <text:p>RTC_X2</text:p>
          </table:table-cell>
          <table:table-cell table:formula="of:=[$PinAssignments.$D3]" office:value-type="string" office:string-value="CLOCK_INPUT" calcext:value-type="string">
            <text:p>CLOCK_INPUT</text:p>
          </table:table-cell>
          <table:table-cell table:formula="of:=[$PinAssignments.$E3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4]" office:value-type="string" office:string-value="P0_02" calcext:value-type="string">
            <text:p>P0_02</text:p>
          </table:table-cell>
          <table:table-cell table:formula="of:=[$PinAssignments.$C4]" office:value-type="string" office:string-value="GPIO" calcext:value-type="string">
            <text:p>GPIO</text:p>
          </table:table-cell>
          <table:table-cell table:formula="of:=[$PinAssignments.$D4]" office:value-type="string" office:string-value="GPIO" calcext:value-type="string">
            <text:p>GPIO</text:p>
          </table:table-cell>
          <table:table-cell table:formula="of:=[$PinAssignments.$E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5]" office:value-type="string" office:string-value="P0_03" calcext:value-type="string">
            <text:p>P0_03</text:p>
          </table:table-cell>
          <table:table-cell table:formula="of:=[$PinAssignments.$C5]" office:value-type="string" office:string-value="GPIO" calcext:value-type="string">
            <text:p>GPIO</text:p>
          </table:table-cell>
          <table:table-cell table:formula="of:=[$PinAssignments.$D5]" office:value-type="string" office:string-value="GPIO" calcext:value-type="string">
            <text:p>GPIO</text:p>
          </table:table-cell>
          <table:table-cell table:formula="of:=[$PinAssignments.$E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6]" office:value-type="string" office:string-value="P0_04" calcext:value-type="string">
            <text:p>P0_04</text:p>
          </table:table-cell>
          <table:table-cell table:formula="of:=[$PinAssignments.$C6]" office:value-type="string" office:string-value="AIN2" calcext:value-type="string">
            <text:p>AIN2</text:p>
          </table:table-cell>
          <table:table-cell table:formula="of:=[$PinAssignments.$D6]" office:value-type="string" office:string-value="ANALOG" calcext:value-type="string">
            <text:p>ANALOG</text:p>
          </table:table-cell>
          <table:table-cell table:formula="of:=[$PinAssignments.$E6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7]" office:value-type="string" office:string-value="P0_05" calcext:value-type="string">
            <text:p>P0_05</text:p>
          </table:table-cell>
          <table:table-cell table:formula="of:=[$PinAssignments.$C7]" office:value-type="string" office:string-value="AIN3" calcext:value-type="string">
            <text:p>AIN3</text:p>
          </table:table-cell>
          <table:table-cell table:formula="of:=[$PinAssignments.$D7]" office:value-type="string" office:string-value="ANALOG" calcext:value-type="string">
            <text:p>ANALOG</text:p>
          </table:table-cell>
          <table:table-cell table:formula="of:=[$PinAssignments.$E7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8]" office:value-type="string" office:string-value="P0_06" calcext:value-type="string">
            <text:p>P0_06</text:p>
          </table:table-cell>
          <table:table-cell table:formula="of:=[$PinAssignments.$C8]" office:value-type="string" office:string-value="AIN2" calcext:value-type="string">
            <text:p>AIN2</text:p>
          </table:table-cell>
          <table:table-cell table:formula="of:=[$PinAssignments.$D8]" office:value-type="string" office:string-value="ANALOG" calcext:value-type="string">
            <text:p>ANALOG</text:p>
          </table:table-cell>
          <table:table-cell table:formula="of:=[$PinAssignments.$E8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9]" office:value-type="string" office:string-value="P0_07" calcext:value-type="string">
            <text:p>P0_07</text:p>
          </table:table-cell>
          <table:table-cell table:formula="of:=[$PinAssignments.$C9]" office:value-type="string" office:string-value="AIN3" calcext:value-type="string">
            <text:p>AIN3</text:p>
          </table:table-cell>
          <table:table-cell table:formula="of:=[$PinAssignments.$D9]" office:value-type="string" office:string-value="ANALOG" calcext:value-type="string">
            <text:p>ANALOG</text:p>
          </table:table-cell>
          <table:table-cell table:formula="of:=[$PinAssignments.$E9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10]" office:value-type="string" office:string-value="P0_08" calcext:value-type="string">
            <text:p>P0_08</text:p>
          </table:table-cell>
          <table:table-cell table:formula="of:=[$PinAssignments.$C10]" office:value-type="string" office:string-value="TRACEDATA3" calcext:value-type="string">
            <text:p>TRACEDATA3</text:p>
          </table:table-cell>
          <table:table-cell table:formula="of:=[$PinAssignments.$D10]" office:value-type="string" office:string-value="DEBUG" calcext:value-type="string">
            <text:p>DEBUG</text:p>
          </table:table-cell>
          <table:table-cell table:formula="of:=[$PinAssignments.$E10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1]" office:value-type="string" office:string-value="P0_09" calcext:value-type="string">
            <text:p>P0_09</text:p>
          </table:table-cell>
          <table:table-cell table:formula="of:=[$PinAssignments.$C11]" office:value-type="string" office:string-value="TRACEDATA2" calcext:value-type="string">
            <text:p>TRACEDATA2</text:p>
          </table:table-cell>
          <table:table-cell table:formula="of:=[$PinAssignments.$D11]" office:value-type="string" office:string-value="DEBUG" calcext:value-type="string">
            <text:p>DEBUG</text:p>
          </table:table-cell>
          <table:table-cell table:formula="of:=[$PinAssignments.$E1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2]" office:value-type="string" office:string-value="P0_10" calcext:value-type="string">
            <text:p>P0_10</text:p>
          </table:table-cell>
          <table:table-cell table:formula="of:=[$PinAssignments.$C12]" office:value-type="string" office:string-value="TRACEDATA1" calcext:value-type="string">
            <text:p>TRACEDATA1</text:p>
          </table:table-cell>
          <table:table-cell table:formula="of:=[$PinAssignments.$D12]" office:value-type="string" office:string-value="DEBUG" calcext:value-type="string">
            <text:p>DEBUG</text:p>
          </table:table-cell>
          <table:table-cell table:formula="of:=[$PinAssignments.$E12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3]" office:value-type="string" office:string-value="P0_11" calcext:value-type="string">
            <text:p>P0_11</text:p>
          </table:table-cell>
          <table:table-cell table:formula="of:=[$PinAssignments.$C13]" office:value-type="string" office:string-value="TRACEDATA2" calcext:value-type="string">
            <text:p>TRACEDATA2</text:p>
          </table:table-cell>
          <table:table-cell table:formula="of:=[$PinAssignments.$D13]" office:value-type="string" office:string-value="DEBUG" calcext:value-type="string">
            <text:p>DEBUG</text:p>
          </table:table-cell>
          <table:table-cell table:formula="of:=[$PinAssignments.$E13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4]" office:value-type="string" office:string-value="P0_12" calcext:value-type="string">
            <text:p>P0_12</text:p>
          </table:table-cell>
          <table:table-cell table:formula="of:=[$PinAssignments.$C14]" office:value-type="string" office:string-value="TRACEDATA1" calcext:value-type="string">
            <text:p>TRACEDATA1</text:p>
          </table:table-cell>
          <table:table-cell table:formula="of:=[$PinAssignments.$D14]" office:value-type="string" office:string-value="DEBUG" calcext:value-type="string">
            <text:p>DEBUG</text:p>
          </table:table-cell>
          <table:table-cell table:formula="of:=[$PinAssignments.$E1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5]" office:value-type="string" office:string-value="P0_13" calcext:value-type="string">
            <text:p>P0_13</text:p>
          </table:table-cell>
          <table:table-cell table:formula="of:=[$PinAssignments.$C15]" office:value-type="string" office:string-value="QSPI_IO0" calcext:value-type="string">
            <text:p>QSPI_IO0</text:p>
          </table:table-cell>
          <table:table-cell table:formula="of:=[$PinAssignments.$D15]" office:value-type="string" office:string-value="QSPI" calcext:value-type="string">
            <text:p>QSPI</text:p>
          </table:table-cell>
          <table:table-cell table:formula="of:=[$PinAssignments.$E1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6]" office:value-type="string" office:string-value="P0_14" calcext:value-type="string">
            <text:p>P0_14</text:p>
          </table:table-cell>
          <table:table-cell table:formula="of:=[$PinAssignments.$C16]" office:value-type="string" office:string-value="QSPI_IO1" calcext:value-type="string">
            <text:p>QSPI_IO1</text:p>
          </table:table-cell>
          <table:table-cell table:formula="of:=[$PinAssignments.$D16]" office:value-type="string" office:string-value="QSPI" calcext:value-type="string">
            <text:p>QSPI</text:p>
          </table:table-cell>
          <table:table-cell table:formula="of:=[$PinAssignments.$E16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7]" office:value-type="string" office:string-value="P0_15" calcext:value-type="string">
            <text:p>P0_15</text:p>
          </table:table-cell>
          <table:table-cell table:formula="of:=[$PinAssignments.$C17]" office:value-type="string" office:string-value="QSPI_IO2" calcext:value-type="string">
            <text:p>QSPI_IO2</text:p>
          </table:table-cell>
          <table:table-cell table:formula="of:=[$PinAssignments.$D17]" office:value-type="string" office:string-value="QSPI" calcext:value-type="string">
            <text:p>QSPI</text:p>
          </table:table-cell>
          <table:table-cell table:formula="of:=[$PinAssignments.$E17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8]" office:value-type="string" office:string-value="P0_16" calcext:value-type="string">
            <text:p>P0_16</text:p>
          </table:table-cell>
          <table:table-cell table:formula="of:=[$PinAssignments.$C18]" office:value-type="string" office:string-value="QSPI_IO3" calcext:value-type="string">
            <text:p>QSPI_IO3</text:p>
          </table:table-cell>
          <table:table-cell table:formula="of:=[$PinAssignments.$D18]" office:value-type="string" office:string-value="QSPI" calcext:value-type="string">
            <text:p>QSPI</text:p>
          </table:table-cell>
          <table:table-cell table:formula="of:=[$PinAssignments.$E18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9]" office:value-type="string" office:string-value="P0_17" calcext:value-type="string">
            <text:p>P0_17</text:p>
          </table:table-cell>
          <table:table-cell table:formula="of:=[$PinAssignments.$C19]" office:value-type="string" office:string-value="QSPI_SCK" calcext:value-type="string">
            <text:p>QSPI_SCK</text:p>
          </table:table-cell>
          <table:table-cell table:formula="of:=[$PinAssignments.$D19]" office:value-type="string" office:string-value="QSPI" calcext:value-type="string">
            <text:p>QSPI</text:p>
          </table:table-cell>
          <table:table-cell table:formula="of:=[$PinAssignments.$E19]" office:value-type="string" office:string-value="O" calcext:value-type="string">
            <text:p>O</text:p>
          </table:table-cell>
          <table:table-cell/>
        </table:table-row>
        <table:table-row table:style-name="ro2">
          <table:table-cell table:formula="of:=[$PinAssignments.$B20]" office:value-type="string" office:string-value="P0_18" calcext:value-type="string">
            <text:p>P0_18</text:p>
          </table:table-cell>
          <table:table-cell table:formula="of:=[$PinAssignments.$C20]" office:value-type="string" office:string-value="QSPI_~{CS}" calcext:value-type="string">
            <text:p>QSPI_~{CS}</text:p>
          </table:table-cell>
          <table:table-cell table:formula="of:=[$PinAssignments.$D20]" office:value-type="string" office:string-value="GPIO" calcext:value-type="string">
            <text:p>GPIO</text:p>
          </table:table-cell>
          <table:table-cell table:formula="of:=[$PinAssignments.$E20]" office:value-type="string" office:string-value="O" calcext:value-type="string">
            <text:p>O</text:p>
          </table:table-cell>
          <table:table-cell/>
        </table:table-row>
        <table:table-row table:style-name="ro2">
          <table:table-cell table:formula="of:=[$PinAssignments.$B21]" office:value-type="string" office:string-value="P0_19" calcext:value-type="string">
            <text:p>P0_19</text:p>
          </table:table-cell>
          <table:table-cell table:formula="of:=[$PinAssignments.$C21]" office:value-type="string" office:string-value="GPIO" calcext:value-type="string">
            <text:p>GPIO</text:p>
          </table:table-cell>
          <table:table-cell table:formula="of:=[$PinAssignments.$D21]" office:value-type="string" office:string-value="GPIO" calcext:value-type="string">
            <text:p>GPIO</text:p>
          </table:table-cell>
          <table:table-cell table:formula="of:=[$PinAssignments.$E2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2]" office:value-type="string" office:string-value="P0_20" calcext:value-type="string">
            <text:p>P0_20</text:p>
          </table:table-cell>
          <table:table-cell table:formula="of:=[$PinAssignments.$C22]" office:value-type="string" office:string-value="GPIO" calcext:value-type="string">
            <text:p>GPIO</text:p>
          </table:table-cell>
          <table:table-cell table:formula="of:=[$PinAssignments.$D22]" office:value-type="string" office:string-value="GPIO" calcext:value-type="string">
            <text:p>GPIO</text:p>
          </table:table-cell>
          <table:table-cell table:formula="of:=[$PinAssignments.$E22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3]" office:value-type="string" office:string-value="P0_21" calcext:value-type="string">
            <text:p>P0_21</text:p>
          </table:table-cell>
          <table:table-cell table:formula="of:=[$PinAssignments.$C23]" office:value-type="string" office:string-value="GPIO" calcext:value-type="string">
            <text:p>GPIO</text:p>
          </table:table-cell>
          <table:table-cell table:formula="of:=[$PinAssignments.$D23]" office:value-type="string" office:string-value="GPIO" calcext:value-type="string">
            <text:p>GPIO</text:p>
          </table:table-cell>
          <table:table-cell table:formula="of:=[$PinAssignments.$E23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4]" office:value-type="string" office:string-value="P0_22" calcext:value-type="string">
            <text:p>P0_22</text:p>
          </table:table-cell>
          <table:table-cell table:formula="of:=[$PinAssignments.$C24]" office:value-type="string" office:string-value="GPIO" calcext:value-type="string">
            <text:p>GPIO</text:p>
          </table:table-cell>
          <table:table-cell table:formula="of:=[$PinAssignments.$D24]" office:value-type="string" office:string-value="GPIO" calcext:value-type="string">
            <text:p>GPIO</text:p>
          </table:table-cell>
          <table:table-cell table:formula="of:=[$PinAssignments.$E2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5]" office:value-type="string" office:string-value="P0_23" calcext:value-type="string">
            <text:p>P0_23</text:p>
          </table:table-cell>
          <table:table-cell table:formula="of:=[$PinAssignments.$C25]" office:value-type="string" office:string-value="GPIO" calcext:value-type="string">
            <text:p>GPIO</text:p>
          </table:table-cell>
          <table:table-cell table:formula="of:=[$PinAssignments.$D25]" office:value-type="string" office:string-value="GPIO" calcext:value-type="string">
            <text:p>GPIO</text:p>
          </table:table-cell>
          <table:table-cell table:formula="of:=[$PinAssignments.$E2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6]" office:value-type="string" office:string-value="P0_24" calcext:value-type="string">
            <text:p>P0_24</text:p>
          </table:table-cell>
          <table:table-cell table:formula="of:=[$PinAssignments.$C26]" office:value-type="string" office:string-value="GPIO" calcext:value-type="string">
            <text:p>GPIO</text:p>
          </table:table-cell>
          <table:table-cell table:formula="of:=[$PinAssignments.$D26]" office:value-type="string" office:string-value="GPIO" calcext:value-type="string">
            <text:p>GPIO</text:p>
          </table:table-cell>
          <table:table-cell table:formula="of:=[$PinAssignments.$E26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7]" office:value-type="string" office:string-value="P0_25" calcext:value-type="string">
            <text:p>P0_25</text:p>
          </table:table-cell>
          <table:table-cell table:formula="of:=[$PinAssignments.$C27]" office:value-type="string" office:string-value="AIN4" calcext:value-type="string">
            <text:p>AIN4</text:p>
          </table:table-cell>
          <table:table-cell table:formula="of:=[$PinAssignments.$D27]" office:value-type="string" office:string-value="ANALOG" calcext:value-type="string">
            <text:p>ANALOG</text:p>
          </table:table-cell>
          <table:table-cell table:formula="of:=[$PinAssignments.$E27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28]" office:value-type="string" office:string-value="P0_26" calcext:value-type="string">
            <text:p>P0_26</text:p>
          </table:table-cell>
          <table:table-cell table:formula="of:=[$PinAssignments.$C28]" office:value-type="string" office:string-value="AIN5" calcext:value-type="string">
            <text:p>AIN5</text:p>
          </table:table-cell>
          <table:table-cell table:formula="of:=[$PinAssignments.$D28]" office:value-type="string" office:string-value="ANALOG" calcext:value-type="string">
            <text:p>ANALOG</text:p>
          </table:table-cell>
          <table:table-cell table:formula="of:=[$PinAssignments.$E28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29]" office:value-type="string" office:string-value="P0_27" calcext:value-type="string">
            <text:p>P0_27</text:p>
          </table:table-cell>
          <table:table-cell table:formula="of:=[$PinAssignments.$C29]" office:value-type="string" office:string-value="AIN6" calcext:value-type="string">
            <text:p>AIN6</text:p>
          </table:table-cell>
          <table:table-cell table:formula="of:=[$PinAssignments.$D29]" office:value-type="string" office:string-value="ANALOG" calcext:value-type="string">
            <text:p>ANALOG</text:p>
          </table:table-cell>
          <table:table-cell table:formula="of:=[$PinAssignments.$E29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30]" office:value-type="string" office:string-value="P0_28" calcext:value-type="string">
            <text:p>P0_28</text:p>
          </table:table-cell>
          <table:table-cell table:formula="of:=[$PinAssignments.$C30]" office:value-type="string" office:string-value="AIN7" calcext:value-type="string">
            <text:p>AIN7</text:p>
          </table:table-cell>
          <table:table-cell table:formula="of:=[$PinAssignments.$D30]" office:value-type="string" office:string-value="ANALOG" calcext:value-type="string">
            <text:p>ANALOG</text:p>
          </table:table-cell>
          <table:table-cell table:formula="of:=[$PinAssignments.$E30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31]" office:value-type="string" office:string-value="P0_29" calcext:value-type="string">
            <text:p>P0_29</text:p>
          </table:table-cell>
          <table:table-cell table:formula="of:=[$PinAssignments.$C31]" office:value-type="string" office:string-value="GPIO" calcext:value-type="string">
            <text:p>GPIO</text:p>
          </table:table-cell>
          <table:table-cell table:formula="of:=[$PinAssignments.$D31]" office:value-type="string" office:string-value="GPIO" calcext:value-type="string">
            <text:p>GPIO</text:p>
          </table:table-cell>
          <table:table-cell table:formula="of:=[$PinAssignments.$E3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2]" office:value-type="string" office:string-value="P0_30" calcext:value-type="string">
            <text:p>P0_30</text:p>
          </table:table-cell>
          <table:table-cell table:formula="of:=[$PinAssignments.$C32]" office:value-type="string" office:string-value="GPIO" calcext:value-type="string">
            <text:p>GPIO</text:p>
          </table:table-cell>
          <table:table-cell table:formula="of:=[$PinAssignments.$D32]" office:value-type="string" office:string-value="GPIO" calcext:value-type="string">
            <text:p>GPIO</text:p>
          </table:table-cell>
          <table:table-cell table:formula="of:=[$PinAssignments.$E32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3]" office:value-type="string" office:string-value="P0_31" calcext:value-type="string">
            <text:p>P0_31</text:p>
          </table:table-cell>
          <table:table-cell table:formula="of:=[$PinAssignments.$C33]" office:value-type="string" office:string-value="GPIO" calcext:value-type="string">
            <text:p>GPIO</text:p>
          </table:table-cell>
          <table:table-cell table:formula="of:=[$PinAssignments.$D33]" office:value-type="string" office:string-value="GPIO" calcext:value-type="string">
            <text:p>GPIO</text:p>
          </table:table-cell>
          <table:table-cell table:formula="of:=[$PinAssignments.$E33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4]" office:value-type="string" office:string-value="P1_00" calcext:value-type="string">
            <text:p>P1_00</text:p>
          </table:table-cell>
          <table:table-cell table:formula="of:=[$PinAssignments.$C34]" office:value-type="string" office:string-value="GPIO" calcext:value-type="string">
            <text:p>GPIO</text:p>
          </table:table-cell>
          <table:table-cell table:formula="of:=[$PinAssignments.$D34]" office:value-type="string" office:string-value="GPIO" calcext:value-type="string">
            <text:p>GPIO</text:p>
          </table:table-cell>
          <table:table-cell table:formula="of:=[$PinAssignments.$E3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5]" office:value-type="string" office:string-value="P1_01" calcext:value-type="string">
            <text:p>P1_01</text:p>
          </table:table-cell>
          <table:table-cell table:formula="of:=[$PinAssignments.$C35]" office:value-type="string" office:string-value="GPIO" calcext:value-type="string">
            <text:p>GPIO</text:p>
          </table:table-cell>
          <table:table-cell table:formula="of:=[$PinAssignments.$D35]" office:value-type="string" office:string-value="GPIO" calcext:value-type="string">
            <text:p>GPIO</text:p>
          </table:table-cell>
          <table:table-cell table:formula="of:=[$PinAssignments.$E3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6]" office:value-type="string" office:string-value="P1_02" calcext:value-type="string">
            <text:p>P1_02</text:p>
          </table:table-cell>
          <table:table-cell table:formula="of:=[$PinAssignments.$C36]" office:value-type="string" office:string-value="I2C" calcext:value-type="string">
            <text:p>I2C</text:p>
          </table:table-cell>
          <table:table-cell table:formula="of:=[$PinAssignments.$D36]" office:value-type="string" office:string-value="GPIO" calcext:value-type="string">
            <text:p>GPIO</text:p>
          </table:table-cell>
          <table:table-cell table:formula="of:=[$PinAssignments.$E36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7]" office:value-type="string" office:string-value="P1_03" calcext:value-type="string">
            <text:p>P1_03</text:p>
          </table:table-cell>
          <table:table-cell table:formula="of:=[$PinAssignments.$C37]" office:value-type="string" office:string-value="I2C" calcext:value-type="string">
            <text:p>I2C</text:p>
          </table:table-cell>
          <table:table-cell table:formula="of:=[$PinAssignments.$D37]" office:value-type="string" office:string-value="GPIO" calcext:value-type="string">
            <text:p>GPIO</text:p>
          </table:table-cell>
          <table:table-cell table:formula="of:=[$PinAssignments.$E37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8]" office:value-type="string" office:string-value="P1_04" calcext:value-type="string">
            <text:p>P1_04</text:p>
          </table:table-cell>
          <table:table-cell table:formula="of:=[$PinAssignments.$C38]" office:value-type="string" office:string-value="GPIO" calcext:value-type="string">
            <text:p>GPIO</text:p>
          </table:table-cell>
          <table:table-cell table:formula="of:=[$PinAssignments.$D38]" office:value-type="string" office:string-value="GPIO" calcext:value-type="string">
            <text:p>GPIO</text:p>
          </table:table-cell>
          <table:table-cell table:formula="of:=[$PinAssignments.$E38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9]" office:value-type="string" office:string-value="P1_05" calcext:value-type="string">
            <text:p>P1_05</text:p>
          </table:table-cell>
          <table:table-cell table:formula="of:=[$PinAssignments.$C39]" office:value-type="string" office:string-value="GPIO" calcext:value-type="string">
            <text:p>GPIO</text:p>
          </table:table-cell>
          <table:table-cell table:formula="of:=[$PinAssignments.$D39]" office:value-type="string" office:string-value="GPIO" calcext:value-type="string">
            <text:p>GPIO</text:p>
          </table:table-cell>
          <table:table-cell table:formula="of:=[$PinAssignments.$E39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0]" office:value-type="string" office:string-value="P1_06" calcext:value-type="string">
            <text:p>P1_06</text:p>
          </table:table-cell>
          <table:table-cell table:formula="of:=[$PinAssignments.$C40]" office:value-type="string" office:string-value="GPIO" calcext:value-type="string">
            <text:p>GPIO</text:p>
          </table:table-cell>
          <table:table-cell table:formula="of:=[$PinAssignments.$D40]" office:value-type="string" office:string-value="GPIO" calcext:value-type="string">
            <text:p>GPIO</text:p>
          </table:table-cell>
          <table:table-cell table:formula="of:=[$PinAssignments.$E40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1]" office:value-type="string" office:string-value="P1_07" calcext:value-type="string">
            <text:p>P1_07</text:p>
          </table:table-cell>
          <table:table-cell table:formula="of:=[$PinAssignments.$C41]" office:value-type="string" office:string-value="GPIO" calcext:value-type="string">
            <text:p>GPIO</text:p>
          </table:table-cell>
          <table:table-cell table:formula="of:=[$PinAssignments.$D41]" office:value-type="string" office:string-value="GPIO" calcext:value-type="string">
            <text:p>GPIO</text:p>
          </table:table-cell>
          <table:table-cell table:formula="of:=[$PinAssignments.$E4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2]" office:value-type="string" office:string-value="P1_08" calcext:value-type="string">
            <text:p>P1_08</text:p>
          </table:table-cell>
          <table:table-cell table:formula="of:=[$PinAssignments.$C42]" office:value-type="string" office:string-value="GPIO" calcext:value-type="string">
            <text:p>GPIO</text:p>
          </table:table-cell>
          <table:table-cell table:formula="of:=[$PinAssignments.$D42]" office:value-type="string" office:string-value="GPIO" calcext:value-type="string">
            <text:p>GPIO</text:p>
          </table:table-cell>
          <table:table-cell table:formula="of:=[$PinAssignments.$E42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3]" office:value-type="string" office:string-value="P1_09" calcext:value-type="string">
            <text:p>P1_09</text:p>
          </table:table-cell>
          <table:table-cell table:formula="of:=[$PinAssignments.$C43]" office:value-type="string" office:string-value="GPIO" calcext:value-type="string">
            <text:p>GPIO</text:p>
          </table:table-cell>
          <table:table-cell table:formula="of:=[$PinAssignments.$D43]" office:value-type="string" office:string-value="GPIO" calcext:value-type="string">
            <text:p>GPIO</text:p>
          </table:table-cell>
          <table:table-cell table:formula="of:=[$PinAssignments.$E43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4]" office:value-type="string" office:string-value="P1_10" calcext:value-type="string">
            <text:p>P1_10</text:p>
          </table:table-cell>
          <table:table-cell table:formula="of:=[$PinAssignments.$C44]" office:value-type="string" office:string-value="GPIO" calcext:value-type="string">
            <text:p>GPIO</text:p>
          </table:table-cell>
          <table:table-cell table:formula="of:=[$PinAssignments.$D44]" office:value-type="string" office:string-value="GPIO" calcext:value-type="string">
            <text:p>GPIO</text:p>
          </table:table-cell>
          <table:table-cell table:formula="of:=[$PinAssignments.$E4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5]" office:value-type="string" office:string-value="P1_11" calcext:value-type="string">
            <text:p>P1_11</text:p>
          </table:table-cell>
          <table:table-cell table:formula="of:=[$PinAssignments.$C45]" office:value-type="string" office:string-value="GPIO" calcext:value-type="string">
            <text:p>GPIO</text:p>
          </table:table-cell>
          <table:table-cell table:formula="of:=[$PinAssignments.$D45]" office:value-type="string" office:string-value="GPIO" calcext:value-type="string">
            <text:p>GPIO</text:p>
          </table:table-cell>
          <table:table-cell table:formula="of:=[$PinAssignments.$E4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6]" office:value-type="string" office:string-value="P1_12" calcext:value-type="string">
            <text:p>P1_12</text:p>
          </table:table-cell>
          <table:table-cell table:formula="of:=[$PinAssignments.$C46]" office:value-type="string" office:string-value="GPIO" calcext:value-type="string">
            <text:p>GPIO</text:p>
          </table:table-cell>
          <table:table-cell table:formula="of:=[$PinAssignments.$D46]" office:value-type="string" office:string-value="GPIO" calcext:value-type="string">
            <text:p>GPIO</text:p>
          </table:table-cell>
          <table:table-cell table:formula="of:=[$PinAssignments.$E46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7]" office:value-type="string" office:string-value="P1_13" calcext:value-type="string">
            <text:p>P1_13</text:p>
          </table:table-cell>
          <table:table-cell table:formula="of:=[$PinAssignments.$C47]" office:value-type="string" office:string-value="GPIO" calcext:value-type="string">
            <text:p>GPIO</text:p>
          </table:table-cell>
          <table:table-cell table:formula="of:=[$PinAssignments.$D47]" office:value-type="string" office:string-value="GPIO" calcext:value-type="string">
            <text:p>GPIO</text:p>
          </table:table-cell>
          <table:table-cell table:formula="of:=[$PinAssignments.$E47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8]" office:value-type="string" office:string-value="P1_14" calcext:value-type="string">
            <text:p>P1_14</text:p>
          </table:table-cell>
          <table:table-cell table:formula="of:=[$PinAssignments.$C48]" office:value-type="string" office:string-value="GPIO" calcext:value-type="string">
            <text:p>GPIO</text:p>
          </table:table-cell>
          <table:table-cell table:formula="of:=[$PinAssignments.$D48]" office:value-type="string" office:string-value="GPIO" calcext:value-type="string">
            <text:p>GPIO</text:p>
          </table:table-cell>
          <table:table-cell table:formula="of:=[$PinAssignments.$E48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9]" office:value-type="string" office:string-value="P1_15" calcext:value-type="string">
            <text:p>P1_15</text:p>
          </table:table-cell>
          <table:table-cell table:formula="of:=[$PinAssignments.$C49]" office:value-type="string" office:string-value="GPIO" calcext:value-type="string">
            <text:p>GPIO</text:p>
          </table:table-cell>
          <table:table-cell table:formula="of:=[$PinAssignments.$D49]" office:value-type="string" office:string-value="GPIO" calcext:value-type="string">
            <text:p>GPIO</text:p>
          </table:table-cell>
          <table:table-cell table:formula="of:=[$PinAssignments.$E49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50]" office:value-type="string" office:string-value="SWDCLK" calcext:value-type="string">
            <text:p>SWDCLK</text:p>
          </table:table-cell>
          <table:table-cell table:formula="of:=[$PinAssignments.$C50]" office:value-type="string" office:string-value="SWD_CLK" calcext:value-type="string">
            <text:p>SWD_CLK</text:p>
          </table:table-cell>
          <table:table-cell table:formula="of:=[$PinAssignments.$D50]" office:value-type="string" office:string-value="DEBUG" calcext:value-type="string">
            <text:p>DEBUG</text:p>
          </table:table-cell>
          <table:table-cell table:formula="of:=[$PinAssignments.$E50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51]" office:value-type="string" office:string-value="SWDIO" calcext:value-type="string">
            <text:p>SWDIO</text:p>
          </table:table-cell>
          <table:table-cell table:formula="of:=[$PinAssignments.$C51]" office:value-type="string" office:string-value="SWD_IO" calcext:value-type="string">
            <text:p>SWD_IO</text:p>
          </table:table-cell>
          <table:table-cell table:formula="of:=[$PinAssignments.$D51]" office:value-type="string" office:string-value="DEBUG" calcext:value-type="string">
            <text:p>DEBUG</text:p>
          </table:table-cell>
          <table:table-cell table:formula="of:=[$PinAssignments.$E5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52]" office:value-type="string" office:string-value="~{RESET}" calcext:value-type="string">
            <text:p>~{RESET}</text:p>
          </table:table-cell>
          <table:table-cell table:formula="of:=[$PinAssignments.$C52]" office:value-type="string" office:string-value="~{RESET}" calcext:value-type="string">
            <text:p>~{RESET}</text:p>
          </table:table-cell>
          <table:table-cell table:formula="of:=[$PinAssignments.$D52]" office:value-type="string" office:string-value="DEBUG" calcext:value-type="string">
            <text:p>DEBUG</text:p>
          </table:table-cell>
          <table:table-cell table:formula="of:=[$PinAssignments.$E52]" office:value-type="string" office:string-value="I" calcext:value-type="string">
            <text:p>I</text:p>
          </table:table-cell>
          <table:table-cell/>
        </table:table-row>
      </table:table>
      <table:table table:name="PinAssignments" table:style-name="ta1">
        <table:table-column table:style-name="co8" table:number-columns-repeated="5" table:default-cell-style-name="ce9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2">
          <table:table-cell table:style-name="Heading_20_2" office:value-type="string" calcext:value-type="string">
            <text:p>PIN LOCATION</text:p>
          </table:table-cell>
          <table:table-cell table:style-name="Heading_20_2" office:value-type="string" calcext:value-type="string">
            <text:p>PIN NAME</text:p>
          </table:table-cell>
          <table:table-cell table:style-name="Heading_20_2" office:value-type="string" calcext:value-type="string">
            <text:p>CHOSEN FUNCTION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DIR</text:p>
          </table:table-cell>
          <table:table-cell table:number-columns-repeated="4"/>
        </table:table-row>
        <table:table-row table:style-name="ro2">
          <table:table-cell table:style-name="NET_5f_DEBUG" office:value-type="string" calcext:value-type="string">
            <text:p>N1</text:p>
          </table:table-cell>
          <table:table-cell table:style-name="NET_5f_P0_5f_XX" office:value-type="string" calcext:value-type="string">
            <text:p>P0_00</text:p>
          </table:table-cell>
          <table:table-cell table:style-name="Default" table:content-validation-name="val7" office:value-type="string" calcext:value-type="string">
            <text:p>RTC_X1</text:p>
          </table:table-cell>
          <table:table-cell office:value-type="string" calcext:value-type="string">
            <text:p>CLOCK_INPUT</text:p>
          </table:table-cell>
          <table:table-cell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R1</text:p>
          </table:table-cell>
          <table:table-cell table:style-name="NET_5f_P0_5f_XX" office:value-type="string" calcext:value-type="string">
            <text:p>P0_01</text:p>
          </table:table-cell>
          <table:table-cell table:style-name="Default" table:content-validation-name="val8" office:value-type="string" calcext:value-type="string">
            <text:p>RTC_X2</text:p>
          </table:table-cell>
          <table:table-cell office:value-type="string" calcext:value-type="string">
            <text:p>CLOCK_INPUT</text:p>
          </table:table-cell>
          <table:table-cell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W1</text:p>
          </table:table-cell>
          <table:table-cell table:style-name="NET_5f_P0_5f_XX" office:value-type="string" calcext:value-type="string">
            <text:p>P0_02</text:p>
          </table:table-cell>
          <table:table-cell table:style-name="Default" table:content-validation-name="val9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A1</text:p>
          </table:table-cell>
          <table:table-cell table:style-name="NET_5f_P0_5f_XX" office:value-type="string" calcext:value-type="string">
            <text:p>P0_03</text:p>
          </table:table-cell>
          <table:table-cell table:style-name="Default" table:content-validation-name="val9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V2</text:p>
          </table:table-cell>
          <table:table-cell table:style-name="NET_5f_P0_5f_XX" office:value-type="string" calcext:value-type="string">
            <text:p>P0_04</text:p>
          </table:table-cell>
          <table:table-cell table:style-name="Default" table:content-validation-name="val10" office:value-type="string" calcext:value-type="string">
            <text:p>AIN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Y2</text:p>
          </table:table-cell>
          <table:table-cell table:style-name="NET_5f_P0_5f_XX" office:value-type="string" calcext:value-type="string">
            <text:p>P0_05</text:p>
          </table:table-cell>
          <table:table-cell table:style-name="Default" table:content-validation-name="val11" office:value-type="string" calcext:value-type="string">
            <text:p>AIN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B2</text:p>
          </table:table-cell>
          <table:table-cell table:style-name="NET_5f_P0_5f_XX" office:value-type="string" calcext:value-type="string">
            <text:p>P0_06</text:p>
          </table:table-cell>
          <table:table-cell table:style-name="Default" table:content-validation-name="val12" office:value-type="string" calcext:value-type="string">
            <text:p>AIN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D2</text:p>
          </table:table-cell>
          <table:table-cell table:style-name="NET_5f_P0_5f_XX" office:value-type="string" calcext:value-type="string">
            <text:p>P0_07</text:p>
          </table:table-cell>
          <table:table-cell table:style-name="Default" table:content-validation-name="val13" office:value-type="string" calcext:value-type="string">
            <text:p>AIN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H2</text:p>
          </table:table-cell>
          <table:table-cell table:style-name="NET_5f_P0_5f_XX" office:value-type="string" calcext:value-type="string">
            <text:p>P0_08</text:p>
          </table:table-cell>
          <table:table-cell table:style-name="Default" table:content-validation-name="val14" office:value-type="string" calcext:value-type="string">
            <text:p>TRACEDATA3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J1</text:p>
          </table:table-cell>
          <table:table-cell table:style-name="NET_5f_P0_5f_XX" office:value-type="string" calcext:value-type="string">
            <text:p>P0_09</text:p>
          </table:table-cell>
          <table:table-cell table:style-name="Default" table:content-validation-name="val15" office:value-type="string" calcext:value-type="string">
            <text:p>TRACEDATA2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2</text:p>
          </table:table-cell>
          <table:table-cell table:style-name="NET_5f_P0_5f_XX" office:value-type="string" calcext:value-type="string">
            <text:p>P0_10</text:p>
          </table:table-cell>
          <table:table-cell table:style-name="Default" table:content-validation-name="val16" office:value-type="string" calcext:value-type="string">
            <text:p>TRACEDATA1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4</text:p>
          </table:table-cell>
          <table:table-cell table:style-name="NET_5f_P0_5f_XX" office:value-type="string" calcext:value-type="string">
            <text:p>P0_11</text:p>
          </table:table-cell>
          <table:table-cell table:style-name="Default" table:content-validation-name="val17" office:value-type="string" calcext:value-type="string">
            <text:p>TRACEDATA2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6</text:p>
          </table:table-cell>
          <table:table-cell table:style-name="NET_5f_P0_5f_XX" office:value-type="string" calcext:value-type="string">
            <text:p>P0_12</text:p>
          </table:table-cell>
          <table:table-cell table:style-name="Default" table:content-validation-name="val18" office:value-type="string" calcext:value-type="string">
            <text:p>TRACEDATA1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L5</text:p>
          </table:table-cell>
          <table:table-cell table:style-name="NET_5f_P0_5f_XX" office:value-type="string" calcext:value-type="string">
            <text:p>P0_13</text:p>
          </table:table-cell>
          <table:table-cell table:style-name="Default" table:content-validation-name="val19" office:value-type="string" calcext:value-type="string">
            <text:p>QSPI_IO0</text:p>
          </table:table-cell>
          <table:table-cell table:style-name="Default" office:value-type="string" calcext:value-type="string">
            <text:p>QSPI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8</text:p>
          </table:table-cell>
          <table:table-cell table:style-name="NET_5f_P0_5f_XX" office:value-type="string" calcext:value-type="string">
            <text:p>P0_14</text:p>
          </table:table-cell>
          <table:table-cell table:style-name="Default" table:content-validation-name="val20" office:value-type="string" calcext:value-type="string">
            <text:p>QSPI_IO1</text:p>
          </table:table-cell>
          <table:table-cell table:style-name="Default" office:value-type="string" calcext:value-type="string">
            <text:p>QSPI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10</text:p>
          </table:table-cell>
          <table:table-cell table:style-name="NET_5f_P0_5f_XX" office:value-type="string" calcext:value-type="string">
            <text:p>P0_15</text:p>
          </table:table-cell>
          <table:table-cell table:style-name="Default" table:content-validation-name="val21" office:value-type="string" calcext:value-type="string">
            <text:p>QSPI_IO2</text:p>
          </table:table-cell>
          <table:table-cell table:style-name="Default" office:value-type="string" calcext:value-type="string">
            <text:p>QSPI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L9</text:p>
          </table:table-cell>
          <table:table-cell table:style-name="NET_5f_P0_5f_XX" office:value-type="string" calcext:value-type="string">
            <text:p>P0_16</text:p>
          </table:table-cell>
          <table:table-cell table:style-name="Default" table:content-validation-name="val22" office:value-type="string" calcext:value-type="string">
            <text:p>QSPI_IO3</text:p>
          </table:table-cell>
          <table:table-cell table:style-name="Default" office:value-type="string" calcext:value-type="string">
            <text:p>QSPI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12</text:p>
          </table:table-cell>
          <table:table-cell table:style-name="NET_5f_P0_5f_XX" office:value-type="string" calcext:value-type="string">
            <text:p>P0_17</text:p>
          </table:table-cell>
          <table:table-cell table:style-name="Default" table:content-validation-name="val23" office:value-type="string" calcext:value-type="string">
            <text:p>QSPI_SCK</text:p>
          </table:table-cell>
          <table:table-cell table:style-name="Default" office:value-type="string" calcext:value-type="string">
            <text:p>QSPI</text:p>
          </table:table-cell>
          <table:table-cell office:value-type="string" calcext:value-type="string">
            <text:p>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14</text:p>
          </table:table-cell>
          <table:table-cell table:style-name="NET_5f_P0_5f_XX" office:value-type="string" calcext:value-type="string">
            <text:p>P0_18</text:p>
          </table:table-cell>
          <table:table-cell table:style-name="Default" table:content-validation-name="val24" office:value-type="string" calcext:value-type="string">
            <text:p>QSPI_~{CS}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L13</text:p>
          </table:table-cell>
          <table:table-cell table:style-name="NET_5f_P0_5f_XX" office:value-type="string" calcext:value-type="string">
            <text:p>P0_19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16</text:p>
          </table:table-cell>
          <table:table-cell table:style-name="NET_5f_P0_5f_XX" office:value-type="string" calcext:value-type="string">
            <text:p>P0_20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L15</text:p>
          </table:table-cell>
          <table:table-cell table:style-name="NET_5f_P0_5f_XX" office:value-type="string" calcext:value-type="string">
            <text:p>P0_21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18</text:p>
          </table:table-cell>
          <table:table-cell table:style-name="NET_5f_P0_5f_XX" office:value-type="string" calcext:value-type="string">
            <text:p>P0_22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20</text:p>
          </table:table-cell>
          <table:table-cell table:style-name="NET_5f_P0_5f_XX" office:value-type="string" calcext:value-type="string">
            <text:p>P0_23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L27</text:p>
          </table:table-cell>
          <table:table-cell table:style-name="NET_5f_P0_5f_XX" office:value-type="string" calcext:value-type="string">
            <text:p>P0_24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28</text:p>
          </table:table-cell>
          <table:table-cell table:style-name="NET_5f_P0_5f_XX" office:value-type="string" calcext:value-type="string">
            <text:p>P0_25</text:p>
          </table:table-cell>
          <table:table-cell table:style-name="Default" table:content-validation-name="val26" office:value-type="string" calcext:value-type="string">
            <text:p>AIN4</text:p>
          </table:table-cell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L29</text:p>
          </table:table-cell>
          <table:table-cell table:style-name="NET_5f_P0_5f_XX" office:value-type="string" calcext:value-type="string">
            <text:p>P0_26</text:p>
          </table:table-cell>
          <table:table-cell table:style-name="Default" table:content-validation-name="val27" office:value-type="string" calcext:value-type="string">
            <text:p>AIN5</text:p>
          </table:table-cell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K30</text:p>
          </table:table-cell>
          <table:table-cell table:style-name="NET_5f_P0_5f_XX" office:value-type="string" calcext:value-type="string">
            <text:p>P0_27</text:p>
          </table:table-cell>
          <table:table-cell table:style-name="Default" table:content-validation-name="val28" office:value-type="string" calcext:value-type="string">
            <text:p>AIN6</text:p>
          </table:table-cell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AE31</text:p>
          </table:table-cell>
          <table:table-cell table:style-name="NET_5f_P0_5f_XX" office:value-type="string" calcext:value-type="string">
            <text:p>P0_28</text:p>
          </table:table-cell>
          <table:table-cell table:style-name="Default" table:content-validation-name="val29" office:value-type="string" calcext:value-type="string">
            <text:p>AIN7</text:p>
          </table:table-cell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I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U31</text:p>
          </table:table-cell>
          <table:table-cell table:style-name="NET_5f_P0_5f_XX" office:value-type="string" calcext:value-type="string">
            <text:p>P0_29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B24</text:p>
          </table:table-cell>
          <table:table-cell table:style-name="NET_5f_P0_5f_XX" office:value-type="string" calcext:value-type="string">
            <text:p>P0_30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B22</text:p>
          </table:table-cell>
          <table:table-cell table:style-name="NET_5f_P0_5f_XX" office:value-type="string" calcext:value-type="string">
            <text:p>P0_31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4"/>
        </table:table-row>
        <table:table-row table:style-name="ro2">
          <table:table-cell table:style-name="NET_5f_DEBUG" office:value-type="string" calcext:value-type="string">
            <text:p>M2</text:p>
          </table:table-cell>
          <table:table-cell table:style-name="NET_5f_P0_5f_XX" office:value-type="string" calcext:value-type="string">
            <text:p>P1_00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P2</text:p>
          </table:table-cell>
          <table:table-cell table:style-name="NET_5f_P0_5f_XX" office:value-type="string" calcext:value-type="string">
            <text:p>P1_01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E1</text:p>
          </table:table-cell>
          <table:table-cell table:style-name="NET_5f_P0_5f_XX" office:value-type="string" calcext:value-type="string">
            <text:p>P1_02</text:p>
          </table:table-cell>
          <table:table-cell table:style-name="Default" table:content-validation-name="val30" office:value-type="string" calcext:value-type="string">
            <text:p>I2C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F2</text:p>
          </table:table-cell>
          <table:table-cell table:style-name="NET_5f_P0_5f_XX" office:value-type="string" calcext:value-type="string">
            <text:p>P1_03</text:p>
          </table:table-cell>
          <table:table-cell table:style-name="Default" table:content-validation-name="val30" office:value-type="string" calcext:value-type="string">
            <text:p>I2C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L19</text:p>
          </table:table-cell>
          <table:table-cell table:style-name="NET_5f_P0_5f_XX" office:value-type="string" calcext:value-type="string">
            <text:p>P1_04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K22</text:p>
          </table:table-cell>
          <table:table-cell table:style-name="NET_5f_P0_5f_XX" office:value-type="string" calcext:value-type="string">
            <text:p>P1_05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L21</text:p>
          </table:table-cell>
          <table:table-cell table:style-name="NET_5f_P0_5f_XX" office:value-type="string" calcext:value-type="string">
            <text:p>P1_06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K24</text:p>
          </table:table-cell>
          <table:table-cell table:style-name="NET_5f_P0_5f_XX" office:value-type="string" calcext:value-type="string">
            <text:p>P1_07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L23</text:p>
          </table:table-cell>
          <table:table-cell table:style-name="NET_5f_P0_5f_XX" office:value-type="string" calcext:value-type="string">
            <text:p>P1_08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K26</text:p>
          </table:table-cell>
          <table:table-cell table:style-name="NET_5f_P0_5f_XX" office:value-type="string" calcext:value-type="string">
            <text:p>P1_09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R31</text:p>
          </table:table-cell>
          <table:table-cell table:style-name="NET_5f_P0_5f_XX" office:value-type="string" calcext:value-type="string">
            <text:p>P1_10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B20</text:p>
          </table:table-cell>
          <table:table-cell table:style-name="NET_5f_P0_5f_XX" office:value-type="string" calcext:value-type="string">
            <text:p>P1_11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B18</text:p>
          </table:table-cell>
          <table:table-cell table:style-name="NET_5f_P0_5f_XX" office:value-type="string" calcext:value-type="string">
            <text:p>P1_12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17</text:p>
          </table:table-cell>
          <table:table-cell table:style-name="NET_5f_P0_5f_XX" office:value-type="string" calcext:value-type="string">
            <text:p>P1_13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B16</text:p>
          </table:table-cell>
          <table:table-cell table:style-name="NET_5f_P0_5f_XX" office:value-type="string" calcext:value-type="string">
            <text:p>P1_14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B14</text:p>
          </table:table-cell>
          <table:table-cell table:style-name="NET_5f_P0_5f_XX" office:value-type="string" calcext:value-type="string">
            <text:p>P1_15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W31</text:p>
          </table:table-cell>
          <table:table-cell table:style-name="NET_5f_P0_5f_XX" office:value-type="string" calcext:value-type="string">
            <text:p>SWDCLK</text:p>
          </table:table-cell>
          <table:table-cell table:style-name="Default" office:value-type="string" calcext:value-type="string">
            <text:p>SWD_CLK</text:p>
          </table:table-cell>
          <table:table-cell table:style-name="Default"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table:style-name="ce9" table:number-columns-repeated="3"/>
          <table:table-cell/>
        </table:table-row>
        <table:table-row table:style-name="ro2">
          <table:table-cell table:style-name="ce8" office:value-type="string" calcext:value-type="string">
            <text:p>AA31</text:p>
          </table:table-cell>
          <table:table-cell table:style-name="ce10" office:value-type="string" calcext:value-type="string">
            <text:p>SWDIO</text:p>
          </table:table-cell>
          <table:table-cell office:value-type="string" calcext:value-type="string">
            <text:p>SWD_IO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9" table:number-columns-repeated="3"/>
          <table:table-cell/>
        </table:table-row>
        <table:table-row table:style-name="ro2">
          <table:table-cell table:style-name="ce8" office:value-type="string" calcext:value-type="string">
            <text:p>AC31</text:p>
          </table:table-cell>
          <table:table-cell table:style-name="ce10" office:value-type="string" calcext:value-type="string">
            <text:p>~{RESET}</text:p>
          </table:table-cell>
          <table:table-cell office:value-type="string" calcext:value-type="string">
            <text:p>~{RESET}</text:p>
          </table:table-cell>
          <table:table-cell table:style-name="Default"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9" table:number-columns-repeated="3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 table:number-rows-repeated="26">
          <table:table-cell table:number-columns-repeated="9"/>
        </table:table-row>
        <table:table-row table:style-name="ro2">
          <table:table-cell table:number-columns-repeated="4"/>
          <table:table-cell table:style-name="Default"/>
          <table:table-cell table:number-columns-repeated="4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4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PinMap.C3:PinMap.C32" table:contains-header="false"/>
        <table:database-range table:name="__Anonymous_Sheet_DB__1" table:target-range-address="NetNames.A1:NetNames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inAssignments.A55:PinAssignments.E1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rminus (TTF)" svg:font-family="'Terminus (TTF)'" style:font-pitch="fixed"/>
    <style:font-face style:name="Terminus (TTF)1" svg:font-family="'Terminus (TTF)'" style:font-adornments="Regular" style:font-pitch="fixed"/>
    <style:font-face style:name="Terminus (TTF)2" svg:font-family="'Terminus (TTF)'" style:font-adornments="Bold Italic" style:font-pitch="fixed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 number:grouping="true"/>
    </number:number-style>
    <number:number-style style:name="N110">
      <number:number number:decimal-places="0" number:min-decimal-places="0" number:min-integer-digits="3" number:grouping="true"/>
    </number:number-style>
    <number:number-style style:name="N109P0" style:volatile="true">
      <number:number number:decimal-places="0" number:min-decimal-places="0" number:min-integer-digits="0"/>
    </number:number-style>
    <number:number-style style:name="N109">
      <style:text-properties fo:color="#ff0000"/>
      <number:text>-</number:text>
      <number:number number:decimal-places="0" number:min-decimal-places="0" number:min-integer-digits="0"/>
      <style:map style:condition="value()&gt;=0" style:apply-style-name="N109P0"/>
    </number:number-style>
    <style:style style:name="Default" style:family="table-cell">
      <style:text-properties style:font-name="Terminus (TTF)1" fo:font-family="'Terminus (TTF)'" style:font-style-name="Regular" style:font-pitch="fixed" fo:font-size="7pt" fo:font-weight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background-color="#00274e" style:diagonal-bl-tr="none" style:diagonal-tl-br="none" style:text-align-source="fix" style:repeat-content="false" style:vertical-align="middle"/>
      <style:paragraph-properties fo:text-align="start" fo:margin-left="0.139in"/>
      <style:text-properties fo:color="#007ffe" fo:font-size="11pt" style:text-underline-style="none" fo:font-weight="bold" style:text-underline-mode="skip-white-space" style:text-overline-mode="skip-white-space" style:text-line-through-mode="skip-white-space" style:font-size-asian="18pt" style:font-size-complex="18pt" style:font-weight-complex="600"/>
    </style:style>
    <style:style style:name="Heading_20_2" style:display-name="Heading 2" style:family="table-cell" style:parent-style-name="Heading">
      <style:table-cell-properties fo:border-bottom="0.06pt solid #7ffe00" fo:background-color="#002c00" style:diagonal-bl-tr="none" style:diagonal-tl-br="none" style:text-align-source="fix" style:repeat-content="false" fo:border-left="none" fo:padding-bottom="0.0138in" fo:padding-left="0.0138in" fo:padding-right="0.0138in" fo:padding-top="0.0555in" fo:border-right="none" fo:border-top="none" style:vertical-align="middle"/>
      <style:paragraph-properties fo:text-align="center"/>
      <style:text-properties fo:color="#7ffe00" fo:font-size="7pt" fo:font-weight="normal" style:font-size-asian="12pt" style:font-size-complex="12pt" style:font-weight-complex="600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style:diagonal-bl-tr="none" style:diagonal-tl-br="none"/>
      <style:text-properties style:font-name="Terminus (TTF)2" fo:font-family="'Terminus (TTF)'" style:font-style-name="Bold Italic" style:font-pitch="fixed" fo:font-size="7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ELD_5f_VALUE" style:display-name="FIELD_VALUE" style:family="table-cell" style:parent-style-name="Default" style:data-style-name="N0">
      <style:table-cell-properties fo:background-color="#424242" style:diagonal-bl-tr="none" style:diagonal-tl-br="none" style:text-align-source="value-type" style:repeat-content="false" fo:border="none" fo:padding="0.0138in" style:shrink-to-fit="true" style:vertical-align="automatic"/>
      <style:paragraph-properties fo:margin-left="0.0972in" style:writing-mode="page"/>
      <style:text-properties fo:color="#90a4ae" style:font-name="Terminus (TTF)1" fo:font-family="'Terminus (TTF)'" style:font-style-name="Regular" style:font-pitch="fixed" fo:font-size="7pt" fo:font-weight="normal"/>
    </style:style>
    <style:style style:name="FIELD_5f_PINNUMBER" style:display-name="FIELD_PINNUMBER" style:family="table-cell" style:parent-style-name="FIELD_5f_VALUE">
      <style:table-cell-properties fo:border-bottom="0.06pt solid #7f7f7f" fo:background-color="#002c00" style:diagonal-bl-tr="none" style:diagonal-tl-br="none" style:text-align-source="fix" style:repeat-content="false" fo:border-left="0.06pt fine-dashed #7ffe00" fo:padding-bottom="0.0138in" fo:padding-left="0.0972in" fo:padding-right="0.028in" fo:padding-top="0.0138in" fo:border-right="0.06pt fine-dashed #7ffe00" fo:border-top="none" style:vertical-align="middle"/>
      <style:paragraph-properties fo:text-align="end"/>
      <style:text-properties fo:color="#7ffe00"/>
    </style:style>
    <style:style style:name="_5f_NET" style:display-name="_NET" style:family="table-cell" style:parent-style-name="FIELD_5f_VALUE">
      <style:table-cell-properties fo:border-bottom="0.06pt solid #7f7f7f" fo:background-color="#424242" style:diagonal-bl-tr="none" style:diagonal-tl-br="none" style:text-align-source="fix" style:repeat-content="false" fo:wrap-option="wrap" fo:border-left="none" fo:padding-bottom="0.0138in" fo:padding-left="0.0555in" fo:padding-right="0.0138in" fo:padding-top="0.0138in" fo:border-right="none" fo:border-top="none" style:vertical-align="middle"/>
      <style:paragraph-properties fo:text-align="start"/>
      <style:text-properties fo:color="#0072e4" fo:hyphenate="true"/>
    </style:style>
    <style:style style:name="NET_5f_GND" style:display-name="NET_GND" style:family="table-cell" style:parent-style-name="_5f_NET">
      <style:table-cell-properties fo:background-color="#191919" style:diagonal-bl-tr="none" style:diagonal-tl-br="none" fo:border="none"/>
      <style:text-properties fo:color="#d0d0d0"/>
    </style:style>
    <style:style style:name="NET_5f_VBUS" style:display-name="NET_VBUS" style:family="table-cell" style:parent-style-name="_5f_NET">
      <style:table-cell-properties fo:border-bottom="0.06pt solid #fe007f" fo:background-color="#76003b" style:diagonal-bl-tr="none" style:diagonal-tl-br="none" fo:border-left="none" fo:border-right="0.06pt solid #fe007f" fo:border-top="none"/>
      <style:text-properties fo:color="#fe007f"/>
    </style:style>
    <style:style style:name="NET_5f_P0_5f_XX" style:display-name="NET_P0_XX" style:family="table-cell" style:parent-style-name="_5f_NET">
      <style:table-cell-properties fo:border-bottom="0.06pt solid #7ffe00" fo:background-color="#3b7600" style:diagonal-bl-tr="none" style:diagonal-tl-br="none" fo:border-left="none" fo:border-right="0.06pt solid #7ffe00" fo:border-top="none"/>
      <style:text-properties fo:color="#7ffe00"/>
    </style:style>
    <style:style style:name="NET_5f_DEBUG" style:display-name="NET_DEBUG" style:family="table-cell" style:parent-style-name="_5f_NET">
      <style:table-cell-properties fo:border-bottom="0.06pt solid #fe7f00" fo:background-color="#4e2700" style:diagonal-bl-tr="none" style:diagonal-tl-br="none" fo:border-left="none" fo:border-right="0.06pt solid #fe7f00" fo:border-top="none"/>
      <style:text-properties fo:color="#fe7f00"/>
    </style:style>
    <style:style style:name="NET_5f_POWER" style:display-name="NET_POWER" style:family="table-cell" style:parent-style-name="_5f_NET">
      <style:table-cell-properties fo:border-bottom="0.06pt solid #ff0000" fo:background-color="#580000" style:diagonal-bl-tr="none" style:diagonal-tl-br="none" fo:border-left="none" fo:border-right="none" fo:border-top="none"/>
      <style:text-properties fo:color="#ff0000"/>
    </style:style>
    <style:style style:name="NET_5f_DIFFPAIR" style:display-name="NET_DIFFPAIR" style:family="table-cell" style:parent-style-name="_5f_NET">
      <style:table-cell-properties fo:border-bottom="0.06pt solid #00ffff" fo:background-color="#005d5d" style:diagonal-bl-tr="none" style:diagonal-tl-br="none" fo:border-left="none" fo:border-right="0.06pt solid #00ffff" fo:border-top="none"/>
      <style:text-properties fo:color="#00ffff"/>
    </style:style>
    <style:style style:name="_5f_TYPE" style:display-name="_TYPE" style:family="table-cell" style:parent-style-name="FIELD_5f_VALUE">
      <style:table-cell-properties fo:border-bottom="none" fo:background-color="#7f00fe" style:diagonal-bl-tr="none" style:diagonal-tl-br="none" style:text-align-source="fix" style:repeat-content="false" fo:border-left="none" fo:border-right="0.06pt solid #7f00fe" fo:border-top="none" style:vertical-align="middle"/>
      <style:paragraph-properties fo:text-align="start" fo:margin-left="0.0555in" style:writing-mode="lr-tb"/>
      <style:text-properties fo:color="#ff0000"/>
    </style:style>
    <style:style style:name="TYPE_5f_GPIO" style:display-name="TYPE_GPIO" style:family="table-cell" style:parent-style-name="_5f_TYPE">
      <style:table-cell-properties fo:border-bottom="0.06pt solid #7ffe00" fo:background-color="#3b7600" style:diagonal-bl-tr="none" style:diagonal-tl-br="none" fo:border-left="none" fo:border-right="0.06pt solid #7ffe00" fo:border-top="none"/>
      <style:paragraph-properties fo:margin-left="0.0555in"/>
      <style:text-properties fo:color="#7ffe00"/>
    </style:style>
    <style:style style:name="TYPE_5f_POWER" style:display-name="TYPE_POWER" style:family="table-cell" style:parent-style-name="_5f_TYPE">
      <style:table-cell-properties fo:border-bottom="0.06pt solid #ff0000" fo:background-color="#580000" style:diagonal-bl-tr="none" style:diagonal-tl-br="none" fo:border-left="none" fo:border-right="0.06pt solid #ff0000" fo:border-top="none"/>
    </style:style>
    <style:style style:name="NET_5f_UKWN" style:display-name="NET_UKWN" style:family="table-cell" style:parent-style-name="_5f_NET">
      <style:table-cell-properties fo:background-color="#a5a5a5" style:diagonal-bl-tr="none" style:diagonal-tl-br="none"/>
      <style:text-properties fo:color="#ffffff"/>
    </style:style>
    <style:style style:name="NET_5f_UNCONNECTED" style:display-name="NET_UNCONNECTED" style:family="table-cell" style:parent-style-name="_5f_NET">
      <style:table-cell-properties fo:background-color="#666666" style:diagonal-bl-tr="none" style:diagonal-tl-br="none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55:51.249558200</meta:creation-date>
    <dc:date>2023-01-03T13:48:46.425499440</dc:date>
    <meta:editing-duration>PT4H39M10S</meta:editing-duration>
    <meta:editing-cycles>144</meta:editing-cycles>
    <meta:generator>LibreOffice/7.4.3.2$Linux_X86_64 LibreOffice_project/40$Build-2</meta:generator>
    <dc:description>uwu</dc:description>
    <dc:subject>friendly-keyboard documentation</dc:subject>
    <dc:title>Pin Mappings for Mezzanine Connector J2</dc:title>
    <meta:document-statistic meta:table-count="3" meta:cell-count="642" meta:object-count="0"/>
  </office:meta>
</office:document-meta>
</file>